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Tahoma2" svg:font-family="Tahoma"/>
    <style:font-face style:name="Andale Sans UI" svg:font-family="'Andale Sans UI'" style:font-pitch="variable"/>
    <style:font-face style:name="Tahoma1" svg:font-family="Tahoma" style:font-pitch="variable"/>
    <style:font-face style:name="Thorndale" svg:font-family="Thorndale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  <style:text-properties fo:language="sv" fo:country="SE"/>
    </style:style>
    <style:style style:name="P2" style:family="paragraph" style:parent-style-name="Footer">
      <style:paragraph-properties fo:margin-left="0cm" fo:margin-right="0cm" fo:text-indent="0cm" style:auto-text-indent="false">
        <style:tab-stops>
          <style:tab-stop style:position="8.772cm" style:type="center"/>
          <style:tab-stop style:position="17.5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Heading_20_1">
      <style:paragraph-properties fo:margin-left="0cm" fo:margin-right="0cm" fo:text-indent="0cm" style:auto-text-indent="false"/>
    </style:style>
    <style:style style:name="P5" style:family="paragraph" style:parent-style-name="Pungtlista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6" style:family="paragraph" style:parent-style-name="Heading_20_1">
      <style:paragraph-properties fo:margin-left="0cm" fo:margin-right="0cm" fo:text-indent="0cm" style:auto-text-indent="false" fo:break-before="pag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9" style:family="paragraph" style:parent-style-name="Standard">
      <style:text-properties fo:font-style="italic" style:font-style-asian="italic" style:font-style-complex="italic"/>
    </style:style>
    <style:style style:name="P10" style:family="paragraph" style:parent-style-name="Standard">
      <style:text-properties fo:language="sv" fo:country="SE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Nivå_20_5">
      <style:paragraph-properties>
        <style:tab-stops/>
      </style:paragraph-properties>
    </style:style>
    <style:style style:name="P15" style:family="paragraph" style:parent-style-name="Nivå_20_5">
      <style:text-properties fo:language="sv" fo:country="SE"/>
    </style:style>
    <style:style style:name="P16" style:family="paragraph" style:parent-style-name="Pungtlista">
      <style:text-properties fo:font-style="italic" style:font-style-asian="italic" style:font-style-complex="italic"/>
    </style:style>
    <style:style style:name="P17" style:family="paragraph" style:parent-style-name="Nivå_20_3">
      <style:text-properties fo:language="sv" fo:country="SE"/>
    </style:style>
    <style:style style:name="P18" style:family="paragraph" style:parent-style-name="Nivå_20_4">
      <style:text-properties fo:language="sv" fo:country="SE"/>
    </style:style>
    <style:style style:name="P19" style:family="paragraph" style:parent-style-name="Nivå_20_2">
      <style:text-properties fo:language="sv" fo:country="SE"/>
    </style:style>
    <style:style style:name="P20" style:family="paragraph" style:parent-style-name="Standard" style:master-page-name="First_20_Page">
      <style:paragraph-properties fo:text-align="center" style:justify-single-word="false" style:page-number="auto"/>
    </style:style>
    <style:style style:name="P21" style:family="paragraph" style:parent-style-name="Standard" style:master-page-name="First_20_Page">
      <style:paragraph-properties fo:margin-left="0cm" fo:margin-right="0cm" fo:text-indent="0cm" style:auto-text-indent="false" style:page-number="auto"/>
    </style:style>
    <style:style style:name="P22" style:family="paragraph" style:parent-style-name="Pungtlista" style:list-style-name="L1">
      <style:paragraph-properties fo:margin-left="1.998cm" fo:margin-right="0cm" fo:text-indent="0cm" style:auto-text-indent="false"/>
      <style:text-properties fo:font-style="italic" style:font-style-asian="italic" style:font-style-complex="italic"/>
    </style:style>
    <style:style style:name="P23" style:family="paragraph" style:parent-style-name="Heading_20_1" style:master-page-name="Standard">
      <style:paragraph-properties style:page-number="auto"/>
    </style:style>
    <style:style style:name="T1" style:family="text">
      <style:text-properties fo:language="sv" fo:country="S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Times New Roman2"/>
    </style:style>
    <style:style style:name="T4" style:family="text">
      <style:text-properties style:font-name="Times New Roman2" fo:font-size="10pt" style:font-size-asian="10pt" style:font-size-complex="10pt"/>
    </style:style>
    <style:style style:name="T5" style:family="text">
      <style:text-properties style:font-name="Times New Roman2" fo:font-size="10pt" fo:language="sv" fo:country="SE" style:font-size-asian="10pt" style:font-size-complex="10pt"/>
    </style:style>
    <style:style style:name="T6" style:family="text">
      <style:text-properties style:font-name="Times New Roman2" fo:font-size="14pt" fo:language="sv" fo:country="SE" style:font-size-asian="14pt" style:font-size-complex="14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099cm">
          <style:column style:rel-width="32767*" fo:start-indent="0cm" fo:end-indent="0.049cm"/>
          <style:column style:rel-width="32768*" fo:start-indent="0.049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cm" text:min-label-width="0.199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title>Librix</text:title></text:p>
      <text:p text:style-name="P8"/>
      <text:p text:style-name="P8"/>
      <text:p text:style-name="P8">Version <text:s/><text:user-defined text:name="Info 1">2.0.20</text:user-defined></text:p>
      <text:p text:style-name="P8"/>
      <text:p text:style-name="P8"><text:date style:data-style-name="N37" text:date-value="2007-05-07T20:07:21" text:fixed="true">07-05-07</text:dat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Av: <text:initial-creator>Jonas Leonardsson</text:initial-creator></text:p>
      <text:p text:style-name="P7"/>
      <text:p text:style-name="P7"/>
      <text:p text:style-name="P4"/>
      <text:p text:style-name="P21">Huvudgrupper</text:p>
      <text:p text:style-name="P3"/>
      <text:p text:style-name="P3">A.<text:tab/>Allmänt och blandat</text:p>
      <text:p text:style-name="P3">B.<text:tab/>Språkvetenskap</text:p>
      <text:p text:style-name="P3">C.<text:tab/>Religion med <text:s/>mytologi</text:p>
      <text:p text:style-name="P3">D.<text:tab/>Filosofi med psykologi</text:p>
      <text:p text:style-name="P3">E.<text:tab/>Samhälls- med rättsvetenskap och ekonomi</text:p>
      <text:p text:style-name="P3">F.<text:tab/>Bibliotek med böcker, skrift och arkiv</text:p>
      <text:p text:style-name="P3">G.<text:tab/>Historia och arkeologi</text:p>
      <text:p text:style-name="P3">H.<text:tab/>Etnolog</text:p>
      <text:p text:style-name="P3">I.<text:tab/>Arkeologi</text:p>
      <text:p text:style-name="P3">J.<text:tab/>Geografi med lokalhistoria</text:p>
      <text:p text:style-name="P3">K.<text:tab/>Genealogi och hembygdsforskning med Bibliografi</text:p>
      <text:p text:style-name="P3">M.<text:tab/>Fiske med jakt</text:p>
      <text:p text:style-name="P3">N.<text:tab/>Hobby</text:p>
      <text:p text:style-name="P3">O.<text:tab/>Datalogi</text:p>
      <text:p text:style-name="P3">P.<text:tab/>Matematik</text:p>
      <text:p text:style-name="P3">Q.<text:tab/>Naturvetenskap med teknologi</text:p>
      <text:p text:style-name="P3">R.<text:tab/>Medicin</text:p>
      <text:p text:style-name="P3">S.<text:tab/>Musik, konst, arkitektkur, film och teater</text:p>
      <text:p text:style-name="P3">T.<text:tab/>Skönlitteratur</text:p>
      <text:p text:style-name="P3">U.<text:tab/>Litteraturvetenskap</text:p>
      <text:p text:style-name="P3"/>
      <text:p text:style-name="P3"/>
      <text:p text:style-name="P3"/>
      <text:p text:style-name="P6"><text:toc-mark text:string-value=" " text:outline-level="1"/></text:p>
      <text:p text:style-name="P4"><text:toc-mark-start text:id="IMark163193260" text:outline-level="1"/>Tilläggskoder<text:toc-mark-end text:id="IMark163193260"/></text:p>
      <text:p text:style-name="Standard"/>
      <text:section text:style-name="Sect1" text:name="Område30">
        <text:p text:style-name="Heading_20_2"><text:toc-mark-start text:id="IMark163231780" text:outline-level="2"/>Alm. tilläggskoder <text:toc-mark-end text:id="IMark163231780"/></text:p>
        <text:p text:style-name="Nivå_20_5">z<text:tab/>Alm. underkod vid en enskild företeelse t.ex. <text:span text:style-name="T2">Kbaz Larsson, Carl<text:line-break/></text:span><text:span text:style-name="T7">(Kan sättas på religioner)</text:span></text:p>
        <text:p text:style-name="Nivå_20_5">-<text:tab/>Kan sättas mellan huvudkoden och en platskod. (Ex: Gks-a betyder svensk</text:p>
        <text:p text:style-name="Nivå_20_5"><text:tab/>arbetarhistoria.)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  <text:p text:style-name="Standard"/>
      <text:section text:style-name="Sect1" text:name="Område29">
        <text:p text:style-name="Heading_20_2"><text:toc-mark-start text:id="IMark163294244" text:outline-level="2"/>Parenteskoder<text:toc-mark-end text:id="IMark163294244"/></text:p>
        <text:p text:style-name="Nivå_20_5">(a)<text:tab/>Atlas</text:p>
        <text:p text:style-name="Nivå_20_5">(b)<text:tab/>Bildverk</text:p>
        <text:p text:style-name="Nivå_20_5">(p) <text:tab/>Pariodica (tidskrifter m.fl. periodutgivna publikation)</text:p>
        <text:p text:style-name="Nivå_20_5">(s)<text:tab/>Samlingar t.ex. antologier</text:p>
        <text:p text:style-name="Nivå_20_5">(u)<text:tab/>Urkund</text:p>
        <text:p text:style-name="Nivå_20_5">(x)<text:tab/>Uppslagsverk, lexikon m.m.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</text:section>
      <text:p text:style-name="Standard"/>
      <text:section text:style-name="Sect1" text:name="Område1">
        <text:p text:style-name="Heading_20_2"><text:toc-mark-start text:id="IMark163231780" text:outline-level="2"/>Olika synpunkter på ämnet<text:toc-mark-end text:id="IMark163231780"/></text:p>
        <text:p text:style-name="Nivå_20_5">:f<text:tab/>Filosofiska</text:p>
        <text:p text:style-name="Nivå_20_5">:h<text:tab/>His<text:span text:style-name="T1">toria</text:span></text:p>
        <text:p text:style-name="P15">:i<text:tab/>Institution</text:p>
        <text:p text:style-name="Nivå_20_5">:m<text:tab/>Teori och metodlära</text:p>
        <text:p text:style-name="Nivå_20_5">:ps<text:tab/>Psykologiska</text:p>
        <text:p text:style-name="Nivå_20_5">:s<text:tab/>Sociologiska</text:p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</text:section>
      <text:p text:style-name="Standard"><text:span text:style-name="ex"><text:span text:style-name="T5"/></text:span></text:p>
      <text:section text:style-name="Sect1" text:name="Område8">
        <text:p text:style-name="Heading_20_2"><text:toc-mark-start text:id="IMark163294244" text:outline-level="2"/><text:span text:style-name="ex"><text:span text:style-name="T6">Språk</text:span></text:span><text:toc-mark-end text:id="IMark163294244"/></text:p>
        <text:p text:style-name="Nivå_20_5"><text:span text:style-name="ex"><text:span text:style-name="T4">a<text:tab/>Svenska</text:span></text:span></text:p>
        <text:p text:style-name="Nivå_20_5"><text:span text:style-name="ex"><text:span text:style-name="T4">aa<text:tab/>Fornsvenska</text:span></text:span></text:p>
        <text:p text:style-name="Nivå_20_5"><text:span text:style-name="ex"><text:span text:style-name="T4">b<text:tab/>Nordiska språk alm.</text:span></text:span></text:p>
        <text:p text:style-name="Nivå_20_5"><text:span text:style-name="ex"><text:span text:style-name="T4">ba<text:tab/>Danska</text:span></text:span></text:p>
        <text:p text:style-name="Nivå_20_5"><text:span text:style-name="ex"><text:span text:style-name="T4">bb<text:tab/>Norska</text:span></text:span></text:p>
        <text:p text:style-name="Nivå_20_5"><text:span text:style-name="ex"><text:span text:style-name="T4">bba<text:tab/>Bokmål</text:span></text:span></text:p>
        <text:p text:style-name="Nivå_20_5"><text:span text:style-name="ex"><text:span text:style-name="T4">bbb<text:tab/>Ny norsk</text:span></text:span></text:p>
        <text:p text:style-name="Nivå_20_5"><text:span text:style-name="ex"><text:span text:style-name="T4">bc<text:tab/>Isländska</text:span></text:span></text:p>
        <text:p text:style-name="Nivå_20_5"><text:span text:style-name="ex"><text:span text:style-name="T4">bd<text:tab/>Färöiska</text:span></text:span></text:p>
        <text:p text:style-name="Nivå_20_5"><text:span text:style-name="ex"><text:span text:style-name="T4">be<text:tab/>Fornnordiska</text:span></text:span></text:p>
        <text:p text:style-name="Nivå_20_5"><text:span text:style-name="ex"><text:span text:style-name="T4">c<text:tab/>Engelska</text:span></text:span></text:p>
        <text:p text:style-name="Nivå_20_5"><text:span text:style-name="ex"><text:span text:style-name="T4">ca<text:tab/>Fornengelska (Anglosaxiska)</text:span></text:span></text:p>
        <text:p text:style-name="Nivå_20_5"><text:span text:style-name="ex"><text:span text:style-name="T4">cb<text:tab/>Medelengelska </text:span></text:span></text:p>
        <text:p text:style-name="Nivå_20_5"><text:span text:style-name="ex"><text:span text:style-name="T4">d<text:tab/>Germanska språk alm.</text:span></text:span></text:p>
        <text:p text:style-name="Nivå_20_5"><text:span text:style-name="ex"><text:span text:style-name="T4">da<text:tab/>Tyska</text:span></text:span></text:p>
        <text:p text:style-name="Nivå_20_5"><text:span text:style-name="ex"><text:span text:style-name="T4">e<text:tab/>Franska</text:span></text:span></text:p>
        <text:p text:style-name="Nivå_20_5"><text:span text:style-name="ex"><text:span text:style-name="T4">f<text:tab/>Italienska</text:span></text:span></text:p>
        <text:p text:style-name="Nivå_20_5"><text:span text:style-name="ex"><text:span text:style-name="T4">g<text:tab/>Latinska språk alm.</text:span></text:span></text:p>
        <text:p text:style-name="Nivå_20_5"><text:span text:style-name="ex"><text:span text:style-name="T4">ga<text:tab/>Spanska </text:span></text:span></text:p>
        <text:p text:style-name="Nivå_20_5"><text:span text:style-name="ex"><text:span text:style-name="T4">gb<text:tab/>Portugisiska</text:span></text:span></text:p>
        <text:p text:style-name="Nivå_20_5"><text:span text:style-name="ex"><text:span text:style-name="T4">h<text:tab/>Latin och grekiska</text:span></text:span></text:p>
        <text:p text:style-name="Nivå_20_5"><text:span text:style-name="ex"><text:span text:style-name="T4">ha<text:tab/>Grekiska</text:span></text:span></text:p>
        <text:p text:style-name="Nivå_20_5"><text:span text:style-name="ex"><text:span text:style-name="T4">hb<text:tab/>Nygrekiska</text:span></text:span></text:p>
        <text:p text:style-name="Nivå_20_5"><text:span text:style-name="ex"><text:span text:style-name="T4">h</text:span></text:span><text:span text:style-name="ex"><text:span text:style-name="T4">c<text:tab/>Latin</text:span></text:span></text:p>
        <text:p text:style-name="Nivå_20_5"><text:span text:style-name="ex"><text:span text:style-name="T4">hd<text:tab/>Fornitaliska språk </text:span></text:span></text:p>
        <text:p text:style-name="Nivå_20_5"><text:span text:style-name="ex"><text:span text:style-name="T4">i<text:tab/>Keltiska språk</text:span></text:span></text:p>
        <text:p text:style-name="Nivå_20_5"><text:span text:style-name="ex"><text:span text:style-name="T3">j<text:tab/>Slaviska språk</text:span></text:span></text:p>
        <text:p text:style-name="Nivå_20_5"><text:span text:style-name="ex"><text:span text:style-name="T3">ja<text:tab/>Ryska</text:span></text:span></text:p>
        <text:p text:style-name="Nivå_20_5"><text:span text:style-name="ex"><text:span text:style-name="T3">k<text:tab/>Indoeuropeiska språk alm.</text:span></text:span></text:p>
        <text:p text:style-name="Nivå_20_5"><text:span text:style-name="ex"><text:span text:style-name="T3">ka<text:tab/>Baltiska språk</text:span></text:span></text:p>
        <text:p text:style-name="Nivå_20_5"><text:span text:style-name="ex">l<text:tab/></text:span><text:span text:style-name="ex"><text:span text:style-name="T3">Finskugriska språk alm.</text:span></text:span></text:p>
        <text:p text:style-name="Nivå_20_5"><text:span text:style-name="ex"><text:span text:style-name="T3">la<text:tab/>Finska</text:span></text:span></text:p>
        <text:p text:style-name="Nivå_20_5"><text:span text:style-name="ex"><text:span text:style-name="T3">m<text:tab/>Semietiska språk</text:span></text:span></text:p>
        <text:p text:style-name="Nivå_20_5"><text:span text:style-name="ex"><text:span text:style-name="T3">n<text:tab/>Asiatiska spr</text:span></text:span><text:span text:style-name="ex"><text:span text:style-name="T5">åk</text:span></text:span></text:p>
        <text:p text:style-name="Nivå_20_5"><text:span text:style-name="ex"><text:span text:style-name="T3">o<text:tab/>Övriga språk</text:span></text:span></text:p>
      </text:section>
      <text:p text:style-name="Text_20_body"><text:span text:style-name="ex"><text:span text:style-name="T4"/></text:span></text:p>
      <text:section text:style-name="Sect1" text:name="Område2">
        <text:p text:style-name="P13"><text:toc-mark-start text:id="IMark163193260" text:outline-level="2"/>Platser<text:toc-mark-end text:id="IMark163193260"/></text:p>
        <text:p text:style-name="Nivå_20_5">a<text:tab/>Sverige</text:p>
        <text:p text:style-name="Nivå_20_5">aa<text:tab/>Götaland</text:p>
        <text:p text:style-name="Nivå_20_5">aaa<text:tab/>Skåne</text:p>
        <text:p text:style-name="Nivå_20_5">aab<text:tab/>Blekinge</text:p>
        <text:p text:style-name="Nivå_20_5">aac<text:tab/>Halland</text:p>
        <text:p text:style-name="Nivå_20_5">aad<text:tab/>Småland</text:p>
        <text:p text:style-name="Nivå_20_5">aae<text:tab/>Västergötland</text:p>
        <text:p text:style-name="Nivå_20_5">aaf<text:tab/>Östergötland</text:p>
        <text:p text:style-name="Nivå_20_5">aag<text:tab/>Bohuslän</text:p>
        <text:p text:style-name="Nivå_20_5">aah<text:tab/>Dalsland</text:p>
        <text:p text:style-name="Nivå_20_5">aai<text:tab/>Öland</text:p>
        <text:p text:style-name="Nivå_20_5">aaj<text:tab/>Gotland</text:p>
        <text:p text:style-name="Nivå_20_5">aak<text:tab/>Göteborg</text:p>
        <text:p text:style-name="Nivå_20_5">ab<text:tab/>Svealand</text:p>
        <text:p text:style-name="Nivå_20_5">aba<text:tab/>Stockholm</text:p>
        <text:p text:style-name="Nivå_20_5">abb<text:tab/>Uppland</text:p>
        <text:p text:style-name="Nivå_20_5">abc<text:tab/>Södermanland</text:p>
        <text:p text:style-name="Nivå_20_5">abd<text:tab/>Närke</text:p>
        <text:p text:style-name="Nivå_20_5">abe<text:tab/>Västmanland</text:p>
        <text:p text:style-name="Nivå_20_5">abf<text:tab/>Dalarna</text:p>
        <text:p text:style-name="Nivå_20_5">abg<text:tab/>Värmland</text:p>
        <text:p text:style-name="Nivå_20_5">ac<text:tab/>Norrland</text:p>
        <text:p text:style-name="Nivå_20_5">aca<text:tab/>Gästrikland</text:p>
        <text:p text:style-name="Nivå_20_5">acb<text:tab/>Hälsingland</text:p>
        <text:p text:style-name="Nivå_20_5">acc<text:tab/>Jämtland</text:p>
        <text:p text:style-name="Nivå_20_5">acd<text:tab/>Härjedalen</text:p>
        <text:p text:style-name="Nivå_20_5">ace<text:tab/>Medelpad</text:p>
        <text:p text:style-name="Nivå_20_5">acf<text:tab/>Ångermanland</text:p>
        <text:p text:style-name="Nivå_20_5">acg<text:tab/>Västerbotten</text:p>
        <text:p text:style-name="Nivå_20_5">ach<text:tab/>Norrbotten</text:p>
        <text:p text:style-name="Nivå_20_5">aci<text:tab/>Lappland</text:p>
        <text:p text:style-name="Nivå_20_5">b<text:tab/>Norden (utom Sverige)</text:p>
        <text:p text:style-name="Nivå_20_5">ba<text:tab/>Danmark</text:p>
        <text:p text:style-name="Nivå_20_5">bb<text:tab/>Norge</text:p>
        <text:p text:style-name="Nivå_20_5">bc<text:tab/>Island</text:p>
        <text:p text:style-name="Nivå_20_5">bd<text:tab/>Finland</text:p>
        <text:p text:style-name="Nivå_20_5">c<text:tab/>Europa</text:p>
        <text:p text:style-name="Nivå_20_5">ca<text:tab/>Brittiska öarna (Storbritannien)</text:p>
        <text:p text:style-name="Nivå_20_5">caa<text:tab/>England</text:p>
        <text:p text:style-name="Nivå_20_5">cab<text:tab/>Skottland</text:p>
        <text:p text:style-name="Nivå_20_5">cac<text:tab/>Wales</text:p>
        <text:p text:style-name="Nivå_20_5">cad<text:tab/>Kanalöarna m.m.</text:p>
        <text:p text:style-name="Nivå_20_5">cae<text:tab/>Irland (med Nordirland)</text:p>
        <text:p text:style-name="Nivå_20_5">cb<text:tab/>Tyskland</text:p>
        <text:p text:style-name="Nivå_20_5">cc<text:tab/>Frankrike</text:p>
        <text:p text:style-name="Nivå_20_5">cd<text:tab/>Övriga västeuropa</text:p>
        <text:p text:style-name="Nivå_20_5">cda<text:tab/>Nederländerna</text:p>
        <text:p text:style-name="Nivå_20_5">ce<text:tab/>Spanien</text:p>
        <text:p text:style-name="Nivå_20_5">cf<text:tab/>Italien</text:p>
        <text:p text:style-name="Nivå_20_5">cfa<text:tab/>Rom inkl. Vatikanstaten</text:p>
        <text:p text:style-name="Standard"><text:tab/><text:span text:style-name="T2">hit även hist. kyrkostaten</text:span></text:p>
        <text:p text:style-name="Nivå_20_5">cfb<text:tab/>Florens och Toscana</text:p>
        <text:p text:style-name="Nivå_20_5">cfc<text:tab/>San Marino</text:p>
        <text:p text:style-name="Nivå_20_5">cfd<text:tab/>Neapel</text:p>
        <text:p text:style-name="Nivå_20_5">cfe<text:tab/>Sicilien </text:p>
        <text:p text:style-name="Nivå_20_5">cff<text:tab/>Genua</text:p>
        <text:p text:style-name="Nivå_20_5">cfg<text:tab/>Venedig</text:p>
        <text:p text:style-name="Nivå_20_5">cfh<text:tab/>Sardinien</text:p>
        <text:p text:style-name="Nivå_20_5">cg<text:tab/>Grekland</text:p>
        <text:p text:style-name="Nivå_20_5">ch<text:tab/>Övriga sydeuropa</text:p>
        <text:p text:style-name="Nivå_20_5">cha<text:tab/>Portugal</text:p>
        <text:p text:style-name="Nivå_20_5">ci<text:tab/>Baltikum</text:p>
        <text:p text:style-name="Nivå_20_5">cj<text:tab/>Ryssland (inkl. Sovjet unionen)</text:p>
        <text:p text:style-name="Nivå_20_5">ck<text:tab/>Polen</text:p>
        <text:p text:style-name="Nivå_20_5">cl<text:tab/>Ukraina</text:p>
        <text:p text:style-name="Nivå_20_5">cm<text:tab/>Övriga östeuropa</text:p>
        <text:p text:style-name="Nivå_20_5">cs<text:tab/>Europeiska unionen (EU)</text:p>
        <text:p text:style-name="Nivå_20_5">d<text:tab/>Asien</text:p>
        <text:p text:style-name="Nivå_20_5">da<text:tab/>Främre asien och mellanöstern</text:p>
        <text:p text:style-name="Nivå_20_5">db<text:tab/>Indien</text:p>
        <text:p text:style-name="Nivå_20_5">dc<text:tab/>Ostasien</text:p>
        <text:p text:style-name="Nivå_20_5">dd<text:tab/>Sydostasien</text:p>
        <text:p text:style-name="Nivå_20_5">de<text:tab/>Centralasien</text:p>
        <text:p text:style-name="Nivå_20_5">df<text:tab/>Sibirien</text:p>
        <text:p text:style-name="Nivå_20_5">e<text:tab/>Afrika</text:p>
        <text:p text:style-name="Nivå_20_5">ea<text:tab/>Nordafrika (utom Egypten)</text:p>
        <text:p text:style-name="Nivå_20_5">eb<text:tab/>Egypten</text:p>
        <text:p text:style-name="Nivå_20_5">ec<text:tab/>Västafrika</text:p>
        <text:p text:style-name="Nivå_20_5">ed<text:tab/>Centralafrika</text:p>
        <text:p text:style-name="Nivå_20_5">ee<text:tab/>Södra Afrika</text:p>
        <text:p text:style-name="Nivå_20_5">ef<text:tab/>Östafrika</text:p>
        <text:p text:style-name="Nivå_20_5">eg<text:tab/>Nordöstafrika</text:p>
        <text:p text:style-name="Nivå_20_5">f<text:tab/>Amerika</text:p>
        <text:p text:style-name="Nivå_20_5">fa<text:tab/>USA</text:p>
        <text:p text:style-name="Nivå_20_5">fb<text:tab/>Canada</text:p>
        <text:p text:style-name="Nivå_20_5">fc<text:tab/>Mexiko, centralamerika och</text:p>
        <text:p text:style-name="Nivå_20_5"><text:tab/>västindien</text:p>
        <text:p text:style-name="Nivå_20_5">fd<text:tab/>Sydamerika</text:p>
        <text:p text:style-name="Nivå_20_5">g<text:tab/>Oceanien</text:p>
        <text:p text:style-name="Nivå_20_5">h<text:tab/>Polarområdena</text:p>
        <text:p text:style-name="Nivå_20_5">i<text:tab/>Oceaner och hav</text:p>
      </text:section>
      <text:p text:style-name="Standard"/>
      <text:section text:style-name="Sect1" text:name="Område4">
        <text:p text:style-name="P13"><text:toc-mark-start text:id="IMark135059524" text:outline-level="2"/>Litterära riktningar<text:toc-mark-end text:id="IMark135059524"/></text:p>
        <text:p text:style-name="Nivå_20_5">.01<text:tab/>Noveller</text:p>
        <text:p text:style-name="Nivå_20_5">.02<text:tab/>Dramatik</text:p>
        <text:p text:style-name="Nivå_20_5">.03<text:tab/>Lyrik</text:p>
        <text:p text:style-name="Nivå_20_5">.04<text:tab/>Kåserier</text:p>
        <text:p text:style-name="Nivå_20_5">.05<text:tab/>Essäer</text:p>
        <text:p text:style-name="Nivå_20_5">.06<text:tab/>Folkdiktning med sagor</text:p>
        <text:p text:style-name="Nivå_20_5">.07<text:tab/>Deckare, thrillers</text:p>
        <text:p text:style-name="Nivå_20_5">.08<text:tab/>Icke realistiskt </text:p>
        <text:p text:style-name="Nivå_20_5">.081<text:tab/>Fantasy</text:p>
        <text:p text:style-name="Nivå_20_5">.082<text:tab/>Science fiction </text:p>
        <text:p text:style-name="Nivå_20_5">.083<text:tab/>Skräck</text:p>
        <text:p text:style-name="Nivå_20_5">.09<text:tab/>Serier, karikatyrer mm</text:p>
        <text:p text:style-name="Nivå_20_5">.091<text:tab/>Disneyserier</text:p>
        <text:p text:style-name="Nivå_20_5">.092<text:tab/>Manga</text:p>
        <text:p text:style-name="Nivå_20_5">.10<text:tab/>Övriga genrar och motiv</text:p>
        <text:p text:style-name="Nivå_20_5">.11<text:tab/>Satir och humor</text:p>
        <text:p text:style-name="Nivå_20_5">.12<text:tab/>Religiös litteratur</text:p>
        <text:p text:style-name="Nivå_20_5">.13<text:tab/>Kvinnolitteratur</text:p>
        <text:p text:style-name="Nivå_20_5">.14<text:tab/>Arbetslitteratur</text:p>
        <text:p text:style-name="Nivå_20_5">.15<text:tab/>Erotisk litteratur</text:p>
        <text:p text:style-name="Nivå_20_5">.16<text:tab/>Dialektal litteratur</text:p>
        <text:p text:style-name="Nivå_20_5">.17<text:tab/>Romaner</text:p>
        <text:p text:style-name="Nivå_20_5"/>
        <text:p text:style-name="Heading_20_2"><text:toc-mark-start text:id="IMark135059524" text:outline-level="2"/>Litterära perioder<text:toc-mark-end text:id="IMark135059524"/></text:p>
        <text:p text:style-name="Nivå_20_5">.21<text:tab/>Forntiden</text:p>
        <text:p text:style-name="Nivå_20_5">.211<text:tab/>Den äldsta litteraturen</text:p>
        <text:p text:style-name="Nivå_20_5">.212<text:tab/>Antiken</text:p>
        <text:p text:style-name="Nivå_20_5">.23<text:tab/>Medeltiden</text:p>
        <text:p text:style-name="Nivå_20_5">.24<text:tab/>Tidigmordentid</text:p>
        <text:p text:style-name="Nivå_20_5">..241<text:tab/>Renässansen</text:p>
        <text:p text:style-name="Nivå_20_5">.242<text:tab/>Barock</text:p>
        <text:p text:style-name="Nivå_20_5">.243<text:tab/>Klassicism</text:p>
        <text:p text:style-name="Nivå_20_5">.244<text:tab/>Upplysning; för – och romantiken</text:p>
        <text:p text:style-name="Nivå_20_5">.2441<text:tab/>Upplysning</text:p>
        <text:p text:style-name="Nivå_20_5">.2442<text:tab/>Förromantiken</text:p>
        <text:p text:style-name="Nivå_20_5">.2443<text:tab/>Romantiken</text:p>
        <text:p text:style-name="Nivå_20_5">.245<text:tab/>1800-tal</text:p>
        <text:p text:style-name="Nivå_20_5">.2451<text:tab/>Realismen</text:p>
        <text:p text:style-name="Nivå_20_5">.2452<text:tab/>Naturalismen</text:p>
        <text:p text:style-name="Nivå_20_5">.2453<text:tab/>Åttio- och nittital</text:p>
        <text:p text:style-name="Nivå_20_5">.25<text:tab/>1900-talet</text:p>
        <text:p text:style-name="Nivå_20_5">.26<text:tab/>2000-talet</text:p>
        <text:p text:style-name="Nivå_20_5"/>
        <text:p text:style-name="Nivå_20_5"/>
        <text:p text:style-name="Nivå_20_5"/>
        <text:p text:style-name="Nivå_20_5"/>
      </text:section>
      <text:p text:style-name="Standard"/>
      <text:p text:style-name="Standard"/>
      <text:p text:style-name="P13"><text:toc-mark-start text:id="IMark163308132" text:outline-level="2"/>Historiska perioder<text:toc-mark-end text:id="IMark163308132"/></text:p>
      <text:p text:style-name="Standard"/>
      <text:section text:style-name="Sect1" text:name="Område7">
        <text:p text:style-name="Heading_20_3">Allmän</text:p>
        <text:p text:style-name="Nivå_20_5">.1<text:tab/>Förhistoriska</text:p>
        <text:p text:style-name="Standard"><text:tab/>anv. tillsammans med arkeologi</text:p>
        <text:p text:style-name="Nivå_20_5">.11<text:tab/>Stenåldern</text:p>
        <text:p text:style-name="Nivå_20_5">.12<text:tab/>Bronsåldern</text:p>
        <text:p text:style-name="Nivå_20_5">.13<text:tab/>Järnåldern</text:p>
        <text:p text:style-name="Nivå_20_5">.2<text:tab/>Forntid och Antiken</text:p>
        <text:p text:style-name="Nivå_20_5">.21<text:tab/>Egypten (till 639 e Kr)</text:p>
        <text:p text:style-name="Nivå_20_5">.22<text:tab/>Främre Asien</text:p>
        <text:p text:style-name="Nivå_20_5">.221<text:tab/>Mesopotamien (inkl sumererna, Assyrien, Babylonien)</text:p>
        <text:p text:style-name="Nivå_20_5">.223<text:tab/>Syrien, Fenicien och Palestina (inkl judarnas historia före 70 e Kr)</text:p>
        <text:p text:style-name="Nivå_20_5">.224<text:tab/>Kartago</text:p>
        <text:p text:style-name="Nivå_20_5">.226<text:tab/>Mindre Asien (inkl lyderna, Pergamon m m)</text:p>
        <text:p text:style-name="Nivå_20_5">.227<text:tab/>Araberna under forntiden</text:p>
        <text:p text:style-name="Nivå_20_5">.228<text:tab/>Perserriket</text:p>
        <text:p text:style-name="Nivå_20_5">.23<text:tab/>Antikens historia: allmänt</text:p>
        <text:p text:style-name="Nivå_20_5">.24<text:tab/>Den grekiska forntiden</text:p>
        <text:p text:style-name="Nivå_20_5">.241<text:tab/>Före ca 500 f Kr</text:p>
        <text:p text:style-name="Nivå_20_5">.243<text:tab/>Den klassiska tiden ca 500-336 f Kr</text:p>
        <text:p text:style-name="Nivå_20_5">.245<text:tab/>Den hellenistiska tiden ca 336-31 f Kr</text:p>
        <text:p text:style-name="Nivå_20_5">.246<text:tab/>Romartiden 31 f Kr - 476 e Kr</text:p>
        <text:p text:style-name="Nivå_20_5">.249<text:tab/>Särskilda grekiska stater</text:p>
        <text:p text:style-name="Nivå_20_5">.26<text:tab/>Den romerska forntiden</text:p>
        <text:p text:style-name="Nivå_20_5">.261<text:tab/>Konungatiden och republiken till 31 f Kr</text:p>
        <text:p text:style-name="Nivå_20_5">.264<text:tab/>Kejsartiden 31 f Kr - 476 e Kr</text:p>
        <text:p text:style-name="Nivå_20_5">.268<text:tab/>Italien (utom Romerska riket)</text:p>
        <text:p text:style-name="Nivå_20_5">.269<text:tab/>Romerska rikets provinser</text:p>
        <text:p text:style-name="Nivå_20_5">.29<text:tab/>Germanerna under forntiden</text:p>
        <text:p text:style-name="Nivå_20_5">.3<text:tab/>Medeltiden</text:p>
        <text:p text:style-name="P15">.31<text:tab/>Bysantinska riket 395-1453</text:p>
        <text:p text:style-name="P15">.32<text:tab/>Arabiska väldet: allmänt 622-1517</text:p>
        <text:p text:style-name="P15">.33<text:tab/>Äldre medeltiden ca 476-1050</text:p>
        <text:p text:style-name="P15">.331<text:tab/>Folkvandringarna</text:p>
        <text:p text:style-name="P15">.333<text:tab/>Karolingiska riket: allmänt 752-911</text:p>
        <text:p text:style-name="P15">.35<text:tab/>Högmedeltiden ca 1050-1300</text:p>
        <text:p text:style-name="P15">.351<text:tab/>Korstågen: allmänt</text:p>
        <text:p text:style-name="P15">.38<text:tab/>Senmedeltiden ca 1300-1500</text:p>
        <text:p text:style-name="Nivå_20_5">.4<text:tab/>Tid<text:span text:style-name="T1">igmordentid (ca:1500-1914)</text:span></text:p>
        <text:p text:style-name="Nivå_20_5">.401<text:tab/>1500-talet</text:p>
        <text:p text:style-name="Nivå_20_5">.402<text:tab/>1600-talet</text:p>
        <text:p text:style-name="Nivå_20_5">.403<text:tab/>1700-talet</text:p>
        <text:p text:style-name="Nivå_20_5">.404<text:tab/>1800-talet</text:p>
        <text:p text:style-name="Nivå_20_5">.41<text:tab/>ca:1500-1648</text:p>
        <text:p text:style-name="Nivå_20_5">.43<text:tab/>1648-1789</text:p>
        <text:p text:style-name="Nivå_20_5">.45<text:tab/>1789-1815</text:p>
        <text:p text:style-name="Nivå_20_5">.46<text:tab/>1815-1914</text:p>
        <text:p text:style-name="Nivå_20_5">.461<text:tab/>1815-1830</text:p>
        <text:p text:style-name="Nivå_20_5">.462<text:tab/>1830-1899</text:p>
        <text:p text:style-name="Nivå_20_5">.463<text:tab/>1900-1914</text:p>
        <text:p text:style-name="Nivå_20_5">.5<text:tab/>Modern tid 1914 till 2001-09-11</text:p>
        <text:p text:style-name="Nivå_20_5">.51<text:tab/>Första världskriget 1914-1918</text:p>
        <text:p text:style-name="Nivå_20_5">.52<text:tab/>Mellankrigstiden 1918-1939</text:p>
        <text:p text:style-name="Nivå_20_5">.54<text:tab/>Andra världskriget 1939-1945</text:p>
        <text:p text:style-name="Nivå_20_5">.55<text:tab/>1945-</text:p>
        <text:p text:style-name="Nivå_20_5">.58<text:tab/><text:span text:style-name="T1">1980-</text:span></text:p>
        <text:p text:style-name="P14">.59<text:tab/>1990-</text:p>
        <text:p text:style-name="Nivå_20_5">.6<text:tab/>Från 2001-09-11</text:p>
        <text:p text:style-name="Nivå_20_5"/>
        <text:p text:style-name="Heading_20_3">Sverige</text:p>
        <text:p text:style-name="Nivå_20_5">.2<text:tab/>Forntid till ca:1060</text:p>
        <text:p text:style-name="Nivå_20_5">.3<text:tab/>Medeltiden ca:1060-1020</text:p>
        <text:p text:style-name="Nivå_20_5">.31<text:tab/>Tid<text:span text:style-name="T1">ig medeltid ca:1060-1319</text:span></text:p>
        <text:p text:style-name="Nivå_20_5">.33<text:tab/><text:span text:style-name="T1">Senmedeltid 1139-1520</text:span></text:p>
        <text:p text:style-name="Nivå_20_5">.4<text:tab/>Tid<text:span text:style-name="T1">igmordentid 1520-1905</text:span></text:p>
        <text:p text:style-name="Nivå_20_5">.401<text:tab/>1500-talet</text:p>
        <text:p text:style-name="Nivå_20_5">.402<text:tab/>1600-talet</text:p>
        <text:p text:style-name="Nivå_20_5">.403<text:tab/>1700-talet</text:p>
        <text:p text:style-name="Nivå_20_5">.41<text:tab/>Vasatiden 1520-1611</text:p>
        <text:p text:style-name="Nivå_20_5">.411<text:tab/>Gustav I Vasa 1521-1560</text:p>
        <text:p text:style-name="Nivå_20_5">.413<text:tab/>Erik XIV 1560-1568</text:p>
        <text:p text:style-name="Nivå_20_5">.415<text:tab/>Johan III 1568-1592</text:p>
        <text:p text:style-name="Nivå_20_5">.417<text:tab/>Sigismund 1592-1599</text:p>
        <text:p text:style-name="Nivå_20_5">.418<text:tab/>Karl IX 1599-1611<text:tab/></text:p>
        <text:p text:style-name="Nivå_20_5">.42<text:tab/>Stormaktstiden 1611-1718</text:p>
        <text:p text:style-name="Nivå_20_5">.421<text:tab/>Gustav II Adolf 1611-1632</text:p>
        <text:p text:style-name="Nivå_20_5">.423<text:tab/>Kristina 1632-1654</text:p>
        <text:p text:style-name="Nivå_20_5">.425<text:tab/>Karl X Gustav 1654-1660</text:p>
        <text:p text:style-name="Nivå_20_5">.426<text:tab/>Karl XI 1660-1697</text:p>
        <text:p text:style-name="Nivå_20_5">.428<text:tab/>Karl XII 1697-1718</text:p>
        <text:p text:style-name="Nivå_20_5">.44<text:tab/>Frihetstiden 1718-1772</text:p>
        <text:p text:style-name="Nivå_20_5">.441<text:tab/>Ulrika Eleonora 1719-1720</text:p>
        <text:p text:style-name="Nivå_20_5">.442<text:tab/>Fredrik I 1720-1751</text:p>
        <text:p text:style-name="Nivå_20_5">.445<text:tab/>Adolf Fredrik 1751-1771</text:p>
        <text:p text:style-name="Nivå_20_5">.45<text:tab/>Gustavianska tiden 1772-1809</text:p>
        <text:p text:style-name="Nivå_20_5">.451<text:tab/>Gustav III 1771-1792</text:p>
        <text:p text:style-name="Nivå_20_5">.455<text:tab/>Gustav IV Adolf 1792-1809</text:p>
        <text:p text:style-name="Nivå_20_5">.46<text:tab/>1800-talet</text:p>
        <text:p text:style-name="Nivå_20_5">.47<text:tab/>1809-1844</text:p>
        <text:p text:style-name="Nivå_20_5">.48<text:tab/>1844-1865</text:p>
        <text:p text:style-name="Nivå_20_5">.49<text:tab/>1865-1805</text:p>
        <text:p text:style-name="Nivå_20_5">.5<text:tab/>Modern tid 1914 till 2001-09-11</text:p>
        <text:p text:style-name="Nivå_20_5">.51<text:tab/>Första världskriget 1914-1918</text:p>
        <text:p text:style-name="Nivå_20_5">.52<text:tab/>Mellankrigstiden 1918-1939</text:p>
        <text:p text:style-name="Nivå_20_5">.54<text:tab/>Andra världskriget 1939-1945</text:p>
        <text:p text:style-name="Nivå_20_5">.55<text:tab/>1945-</text:p>
        <text:p text:style-name="Nivå_20_5">.58<text:tab/><text:span text:style-name="T1">1980-</text:span></text:p>
        <text:p text:style-name="P14">.59<text:tab/>1990-</text:p>
        <text:p text:style-name="Nivå_20_5">.6<text:tab/>Från 2001-09-11</text:p>
        <text:p text:style-name="Nivå_20_5"/>
        <text:p text:style-name="Nivå_20_3">Skåneland (Skåne, halland och blekinge)</text:p>
        <text:p text:style-name="Nivå_20_5">.2<text:tab/>Forntid till ca:1050</text:p>
        <text:p text:style-name="Nivå_20_5">.3<text:tab/>Medeltiden ca: 1050-1536</text:p>
        <text:p text:style-name="P15">.4<text:tab/>Tid<text:span text:style-name="T1">igmordentid 1536-1914</text:span></text:p>
        <text:p text:style-name="Nivå_20_5">.401<text:tab/>1500-talet</text:p>
        <text:p text:style-name="Nivå_20_5">.402<text:tab/>1600-talet</text:p>
        <text:p text:style-name="P15">.403<text:tab/>1700-talet</text:p>
        <text:p text:style-name="P15">.41<text:tab/>1536-1660</text:p>
        <text:p text:style-name="Nivå_20_5">.42<text:tab/>Stormaktstiden 1685-1718</text:p>
        <text:p text:style-name="Nivå_20_5">.425<text:tab/>Karl X Gustav 1654-1660</text:p>
        <text:p text:style-name="Nivå_20_5">.426<text:tab/>Karl XI 1660-1697</text:p>
        <text:p text:style-name="Nivå_20_5">.428<text:tab/>Karl XII 1697-1718</text:p>
        <text:p text:style-name="Nivå_20_5">.44<text:tab/>Frihetstiden 1718-1772</text:p>
        <text:p text:style-name="Nivå_20_5">.441<text:tab/>Ulrika Eleonora 1719-1720</text:p>
        <text:p text:style-name="Nivå_20_5">.442<text:tab/>Fredrik I 1720-1751</text:p>
        <text:p text:style-name="Nivå_20_5">.445<text:tab/>Adolf Fredrik 1751-1771</text:p>
        <text:p text:style-name="Nivå_20_5">.45<text:tab/>Gustavianska tiden 1772-1809</text:p>
        <text:p text:style-name="Nivå_20_5">.451<text:tab/>Gustav III 1771-1792</text:p>
        <text:p text:style-name="Nivå_20_5">.455<text:tab/>Gustav IV Adolf 1792-1809</text:p>
        <text:p text:style-name="Nivå_20_5"><text:soft-page-break/>.46<text:tab/>1800-talet</text:p>
        <text:p text:style-name="Nivå_20_5">.47<text:tab/>1809-1844</text:p>
        <text:p text:style-name="Nivå_20_5">.48<text:tab/>1844-1865</text:p>
        <text:p text:style-name="Nivå_20_5">.49<text:tab/>1865-1805</text:p>
        <text:p text:style-name="Nivå_20_5">.5<text:tab/>Modern tid 1914 till 2001-09-11</text:p>
        <text:p text:style-name="Nivå_20_5">.51<text:tab/>Första världskriget 1914-1918</text:p>
        <text:p text:style-name="Nivå_20_5">.52<text:tab/>Mellankrigstiden 1918-1939</text:p>
        <text:p text:style-name="Nivå_20_5">.54<text:tab/>Andra världskriget 1939-1945</text:p>
        <text:p text:style-name="Nivå_20_5">.55<text:tab/>1945-</text:p>
        <text:p text:style-name="Nivå_20_5">.58<text:tab/><text:span text:style-name="T1">1980-</text:span></text:p>
        <text:p text:style-name="P14">.59<text:tab/>1990-</text:p>
        <text:p text:style-name="Nivå_20_5">.6<text:tab/>Från 2001-09-11</text:p>
        <text:p text:style-name="Nivå_20_5"/>
        <text:p text:style-name="Nivå_20_3">Norden alm.</text:p>
        <text:p text:style-name="Nivå_20_5">.2<text:tab/>Forntiden till ca:1050</text:p>
        <text:p text:style-name="Standard"><text:tab/><text:span text:style-name="T2">Hit vikingafärderna</text:span></text:p>
        <text:p text:style-name="Nivå_20_5">.3<text:tab/>Medeltiden</text:p>
        <text:p text:style-name="Nivå_20_5">.31<text:tab/>Tid<text:span text:style-name="T1">ig medeltid</text:span></text:p>
        <text:p text:style-name="Nivå_20_5">.32<text:tab/><text:span text:style-name="T1">Högmedeltid</text:span></text:p>
        <text:p text:style-name="Nivå_20_5">.33<text:tab/><text:span text:style-name="T1">Senmedeltid</text:span></text:p>
        <text:p text:style-name="P15">.4<text:tab/>Tid<text:span text:style-name="T1">igmordentid 1520-1905</text:span></text:p>
        <text:p text:style-name="P15">.45<text:tab/>Svensk-norska unionen 1814-1905</text:p>
        <text:p text:style-name="P15">.46<text:tab/>Skandinavismen</text:p>
        <text:p text:style-name="Nivå_20_5">.5<text:tab/>Modern tid 1914 till 2001-09-11</text:p>
        <text:p text:style-name="Nivå_20_5">.51<text:tab/>Första världskriget 1914-1918</text:p>
        <text:p text:style-name="Nivå_20_5">.52<text:tab/>Mellankrigstiden 1918-1939</text:p>
        <text:p text:style-name="Nivå_20_5">.54<text:tab/>Andra världskriget 1939-1945</text:p>
        <text:p text:style-name="Nivå_20_5">.55<text:tab/>1945-</text:p>
        <text:p text:style-name="Nivå_20_5">.58<text:tab/><text:span text:style-name="T1">1980-</text:span></text:p>
        <text:p text:style-name="P14">.59<text:tab/>1994-</text:p>
        <text:p text:style-name="P15">.6<text:tab/>Från 2001-09-11</text:p>
        <text:p text:style-name="P15"/>
        <text:p text:style-name="Nivå_20_3">Danmark</text:p>
        <text:p text:style-name="Nivå_20_5">.2<text:tab/>Forntid till ca:1050</text:p>
        <text:p text:style-name="Nivå_20_5">.3<text:tab/>Medeltiden ca: 1050-1536</text:p>
        <text:p text:style-name="P15">.4<text:tab/>Tid<text:span text:style-name="T1">igmordentid 1536-1914</text:span></text:p>
        <text:p text:style-name="P15">.41<text:tab/>1536-1660</text:p>
        <text:p text:style-name="P15">.43<text:tab/>1660-1814</text:p>
        <text:p text:style-name="P15">.46<text:tab/>1800-1914</text:p>
        <text:p text:style-name="Nivå_20_5">.5<text:tab/>Modern tid 1914 till 2001-09-11</text:p>
        <text:p text:style-name="Nivå_20_5">.51<text:tab/>Första världskriget 1914-1918</text:p>
        <text:p text:style-name="Nivå_20_5">.52<text:tab/>Mellankrigstiden 1918-1939</text:p>
        <text:p text:style-name="Nivå_20_5">.54<text:tab/>Andra världskriget 1939-1945</text:p>
        <text:p text:style-name="Nivå_20_5">.55<text:tab/>1945-</text:p>
        <text:p text:style-name="Nivå_20_5">.58<text:tab/><text:span text:style-name="T1">1980-</text:span></text:p>
        <text:p text:style-name="P14">.59<text:tab/>1994-</text:p>
        <text:p text:style-name="P15">.6<text:tab/>Från 2001-09-11</text:p>
        <text:p text:style-name="Nivå_20_5"/>
        <text:p text:style-name="Nivå_20_3">Norge</text:p>
        <text:p text:style-name="Nivå_20_5">.2<text:tab/>Forntid ca:1050</text:p>
        <text:p text:style-name="Nivå_20_5">.3<text:tab/>Medeltiden ca: 1050-1536</text:p>
        <text:p text:style-name="P15">.4<text:tab/>Tid<text:span text:style-name="T1">igmordentid 1536-1905</text:span></text:p>
        <text:p text:style-name="P15">.41<text:tab/>1536-1660</text:p>
        <text:p text:style-name="P15">.43<text:tab/>1660-1814</text:p>
        <text:p text:style-name="P15">.46<text:tab/>1814-1905</text:p>
        <text:p text:style-name="Nivå_20_5">.5<text:tab/>Modern tid 1905 till 2001-09-11</text:p>
        <text:p text:style-name="Nivå_20_5">.51<text:tab/>Första världskriget 1914-1918</text:p>
        <text:p text:style-name="Nivå_20_5">.52<text:tab/>Mellankrigstiden 1918-1939</text:p>
        <text:p text:style-name="Nivå_20_5">.54<text:tab/>Andra världskriget 1939-1945</text:p>
        <text:p text:style-name="Nivå_20_5">.55<text:tab/>1945-</text:p>
        <text:p text:style-name="Nivå_20_5">.58<text:tab/><text:span text:style-name="T1">1980-</text:span></text:p>
        <text:p text:style-name="P14">.59<text:tab/>1994-</text:p>
        <text:p text:style-name="P15">.6<text:tab/>Från 2001-09-11</text:p>
        <text:p text:style-name="Nivå_20_5"/>
        <text:p text:style-name="Nivå_20_3">Island</text:p>
        <text:p text:style-name="Nivå_20_5">.2 <text:tab/>Fristatstiden 870-1262</text:p>
        <text:p text:style-name="Nivå_20_5">.3<text:tab/>Island under Norge 1262-1537</text:p>
        <text:p text:style-name="Nivå_20_5">.4<text:tab/><text:span text:style-name="T1">Tidigmordentid </text:span>1537-</text:p>
        <text:p text:style-name="Nivå_20_5">.5<text:tab/>1900-talet</text:p>
        <text:p text:style-name="Nivå_20_5">.54<text:tab/>Andra världskriget 1939-1945</text:p>
        <text:p text:style-name="Nivå_20_5">.55<text:tab/>1944-</text:p>
        <text:p text:style-name="Nivå_20_5">.58<text:tab/>1980-</text:p>
        <text:p text:style-name="Nivå_20_5">.59<text:tab/>1994-</text:p>
        <text:p text:style-name="P15">.6<text:tab/>Från 2001-09-11</text:p>
        <text:p text:style-name="P15"/>
        <text:p text:style-name="P17">Finland</text:p>
        <text:p text:style-name="Nivå_20_5">.2<text:tab/>Forntid till ca:1060</text:p>
        <text:p text:style-name="Nivå_20_5">.3<text:tab/>Medeltiden ca:1060-1020</text:p>
        <text:p text:style-name="Nivå_20_5">.31<text:tab/>Tid<text:span text:style-name="T1">ig medeltid ca:1060-1319</text:span></text:p>
        <text:p text:style-name="Nivå_20_5">.33<text:tab/><text:span text:style-name="T1">Senmedeltid 1139-1520</text:span></text:p>
        <text:p text:style-name="Nivå_20_5">.4<text:tab/>Tid<text:span text:style-name="T1">igmordentid 1520-1905</text:span></text:p>
        <text:p text:style-name="Nivå_20_5">.401<text:tab/>1500-talet</text:p>
        <text:p text:style-name="Nivå_20_5">.402<text:tab/>1600-talet</text:p>
        <text:p text:style-name="Nivå_20_5">.403<text:tab/>1700-talet</text:p>
        <text:p text:style-name="Nivå_20_5">.41<text:tab/>Vasatiden 1520-1611</text:p>
        <text:p text:style-name="Nivå_20_5">.411<text:tab/>Gustav I Vasa 1521-1560</text:p>
        <text:p text:style-name="Nivå_20_5">.413<text:tab/>Erik XIV 1560-1568</text:p>
        <text:p text:style-name="Nivå_20_5">.415<text:tab/>Johan III 1568-1592</text:p>
        <text:p text:style-name="Nivå_20_5">.417<text:tab/>Sigismund 1592-1599</text:p>
        <text:p text:style-name="Nivå_20_5">.418<text:tab/>Karl IX 1599-1611<text:tab/></text:p>
        <text:p text:style-name="Nivå_20_5">.42<text:tab/>Stormaktstiden 1611-1718</text:p>
        <text:p text:style-name="Nivå_20_5">.421<text:tab/>Gustav II Adolf 1611-1632</text:p>
        <text:p text:style-name="Nivå_20_5">.423<text:tab/>Kristina 1632-1654</text:p>
        <text:p text:style-name="Nivå_20_5">.425<text:tab/>Karl X Gustav 1654-1660</text:p>
        <text:p text:style-name="Nivå_20_5">.426<text:tab/>Karl XI 1660-1697</text:p>
        <text:p text:style-name="Nivå_20_5">.428<text:tab/>Karl XII 1697-1718</text:p>
        <text:p text:style-name="Nivå_20_5">.44<text:tab/>Frihetstiden 1718-1772</text:p>
        <text:p text:style-name="Nivå_20_5">.441<text:tab/>Ulrika Eleonora 1719-1720</text:p>
        <text:p text:style-name="Nivå_20_5">.442<text:tab/>Fredrik I 1720-1751</text:p>
        <text:p text:style-name="Nivå_20_5">.445<text:tab/>Adolf Fredrik 1751-1771</text:p>
        <text:p text:style-name="Nivå_20_5">.45<text:tab/>Gustavianska tiden 1772-1809</text:p>
        <text:p text:style-name="Nivå_20_5">.451<text:tab/>Gustav III 1771-1792</text:p>
        <text:p text:style-name="Nivå_20_5">.455<text:tab/>Gustav IV Adolf 1792-1809</text:p>
        <text:p text:style-name="Nivå_20_5">.46<text:tab/>Finland under Ryssland 1809-1918</text:p>
        <text:p text:style-name="Nivå_20_5">.5<text:tab/>1918-</text:p>
        <text:p text:style-name="Nivå_20_5">.51<text:tab/>Finnska inbördeskriget 1918</text:p>
        <text:p text:style-name="Nivå_20_5">.52<text:tab/>Mellankrigstiden 1918-1939</text:p>
        <text:p text:style-name="Nivå_20_5">.54<text:tab/>Andra världskriget 1939-1945</text:p>
        <text:p text:style-name="Nivå_20_5">.55<text:tab/>1945-</text:p>
        <text:p text:style-name="Nivå_20_5">.58<text:tab/><text:span text:style-name="T1">1980-</text:span></text:p>
        <text:p text:style-name="P14">.59<text:tab/>1994-</text:p>
        <text:p text:style-name="P15">.6<text:tab/>Från 2001-09-11</text:p>
        <text:p text:style-name="P15"/>
        <text:p text:style-name="P17">Brittiska öarna</text:p>
        <text:p text:style-name="P15">.2<text:tab/>Före 1066</text:p>
        <text:p text:style-name="P15">.3<text:tab/>Medeltiden 1066-1485</text:p>
        <text:p text:style-name="P15">.31<text:tab/>1066-1154</text:p>
        <text:p text:style-name="P15">.32<text:tab/>1154-1399</text:p>
        <text:p text:style-name="P15">.33<text:tab/>1399-1485 </text:p>
        <text:p text:style-name="P15">.4<text:tab/>Tidigmorden tid1485-</text:p>
        <text:p text:style-name="P15">.41<text:tab/>1485-1603</text:p>
        <text:p text:style-name="P15">.42<text:tab/>1603-1714</text:p>
        <text:p text:style-name="P15">.44<text:tab/>1714-1815</text:p>
        <text:p text:style-name="P15">.46<text:tab/>1800-1914</text:p>
        <text:p text:style-name="Nivå_20_5">.5<text:tab/>Modern tid 1914 till 2001-09-11</text:p>
        <text:p text:style-name="Nivå_20_5">.51<text:tab/>Första världskriget 1914-1918</text:p>
        <text:p text:style-name="Nivå_20_5"><text:soft-page-break/>.52<text:tab/>Mellankrigstiden 1918-1939</text:p>
        <text:p text:style-name="Nivå_20_5">.54<text:tab/>Andra världskriget 1939-1945</text:p>
        <text:p text:style-name="Nivå_20_5">.55<text:tab/>1945-</text:p>
        <text:p text:style-name="Nivå_20_5">.58<text:tab/><text:span text:style-name="T1">1980-</text:span></text:p>
        <text:p text:style-name="Nivå_20_5">.59<text:tab/>1994-</text:p>
        <text:p text:style-name="P15">.6<text:tab/>Från 2001-09-11</text:p>
        <text:p text:style-name="Nivå_20_5"/>
        <text:p text:style-name="Nivå_20_3">Frankrike</text:p>
        <text:p text:style-name="Nivå_20_5">.2<text:tab/>Före 987</text:p>
        <text:p text:style-name="Nivå_20_5">.3<text:tab/>Medeltiden 987-1498</text:p>
        <text:p text:style-name="Nivå_20_5">.31<text:tab/>987-1328</text:p>
        <text:p text:style-name="Nivå_20_5">.32<text:tab/>1328-1498</text:p>
        <text:p text:style-name="Nivå_20_5">.39<text:tab/>Burgund </text:p>
        <text:p text:style-name="Nivå_20_5">.4<text:tab/><text:span text:style-name="T1">Tidigmorden tid</text:span> 1498-</text:p>
        <text:p text:style-name="Nivå_20_5">.41<text:tab/>1498-1610</text:p>
        <text:p text:style-name="Nivå_20_5">.42<text:tab/>1610-1715</text:p>
        <text:p text:style-name="Nivå_20_5">.44<text:tab/>1715-1789</text:p>
        <text:p text:style-name="Nivå_20_5">.45<text:tab/>Franska revolutionen och Napoleon <text:line-break/>1789-1815</text:p>
        <text:p text:style-name="Nivå_20_5">.451<text:tab/>Franska revolutionen</text:p>
        <text:p text:style-name="Nivå_20_5">.452<text:tab/>Napoleon</text:p>
        <text:p text:style-name="Nivå_20_5">.46<text:tab/>1815-1870</text:p>
        <text:p text:style-name="Nivå_20_5">.47<text:tab/>1870-1914</text:p>
        <text:p text:style-name="Nivå_20_5">.5<text:tab/>1914- </text:p>
        <text:p text:style-name="Nivå_20_5">.51<text:tab/>Första världskriget 1914-1918</text:p>
        <text:p text:style-name="Nivå_20_5">.52<text:tab/>Mellankrigstiden 1918-1939</text:p>
        <text:p text:style-name="Nivå_20_5">.54<text:tab/>Andra världskriget 1939-1945</text:p>
        <text:p text:style-name="Nivå_20_5">.55<text:tab/>1945-</text:p>
        <text:p text:style-name="Nivå_20_5">.58<text:tab/><text:span text:style-name="T1">1981-</text:span></text:p>
        <text:p text:style-name="Nivå_20_5">.59<text:tab/>1994-</text:p>
        <text:p text:style-name="P15">.6<text:tab/>Från 2001-09-11</text:p>
        <text:p text:style-name="P15"/>
        <text:p text:style-name="P15"/>
        <text:p text:style-name="P15"/>
        <text:p text:style-name="P15"/>
        <text:p text:style-name="P17">Italien</text:p>
        <text:p text:style-name="Nivå_20_5">.3<text:tab/>Medeltiden ca 476-1400</text:p>
        <text:p text:style-name="Nivå_20_5">.4<text:tab/>Tidigmorden tid 1400-</text:p>
        <text:p text:style-name="Nivå_20_5">.41<text:tab/>1400-1550</text:p>
        <text:p text:style-name="Nivå_20_5">.43<text:tab/>1550-1815</text:p>
        <text:p text:style-name="Nivå_20_5">.46<text:tab/>1815-1870</text:p>
        <text:p text:style-name="Nivå_20_5">.47<text:tab/>1870-1914 </text:p>
        <text:p text:style-name="P15">.5<text:tab/>1914-</text:p>
        <text:p text:style-name="Nivå_20_5">51<text:tab/>Första världskriget 1914-1918</text:p>
        <text:p text:style-name="Nivå_20_5">.52<text:tab/>Mellankrigstiden 1918-1939</text:p>
        <text:p text:style-name="Nivå_20_5">.54<text:tab/>Andra världskriget 1939-1945</text:p>
        <text:p text:style-name="Nivå_20_5">.55<text:tab/>1945-</text:p>
        <text:p text:style-name="Nivå_20_5">.58<text:tab/><text:span text:style-name="T1">1981-</text:span></text:p>
        <text:p text:style-name="Nivå_20_5">.59<text:tab/>1994-</text:p>
        <text:p text:style-name="P15">.6<text:tab/>Från 2001-09-11</text:p>
        <text:p text:style-name="P15"/>
        <text:p text:style-name="P15"/>
        <text:p text:style-name="Nivå_20_3">Usa</text:p>
        <text:p text:style-name="Nivå_20_5">.41<text:tab/>Nordamerika före 1789</text:p>
        <text:p text:style-name="Nivå_20_5">.46<text:tab/>1789-1865</text:p>
        <text:p text:style-name="Nivå_20_5">.47<text:tab/>1865-1914</text:p>
        <text:p text:style-name="P15"/>
      </text:section>
      <text:p text:style-name="Standard"/>
      <text:p text:style-name="Standard"/>
      <text:p text:style-name="Standard"><text:s/></text:p>
      <text:p text:style-name="Standard"/>
      <text:section text:style-name="Sect1" text:name="Område3">
        <text:p text:style-name="P23"><text:toc-mark text:string-value="A. Allmänt och blandat" text:outline-level="1"/>A<text:tab/><text:span text:style-name="T9">Allmänt </text:span>och blandat</text:p>
        <text:p text:style-name="Standard"/>
        <text:p text:style-name="Nivå_20_2"><text:toc-mark text:string-value="Aa.  Encyklopedier" text:outline-level="2"/>Aa <text:tab/>Encyklopedier</text:p>
        <text:p text:style-name="Standard"/>
        <text:p text:style-name="Nivå_20_2"><text:toc-mark text:string-value="Ab. Allmänna samlingsverk" text:outline-level="2"/>Ab <text:tab/><text:span text:style-name="T9">Allmänna </text:span>samlingsverk</text:p>
        <text:p text:style-name="Nivå_20_3">Aba <text:tab/>Citatsamlingar</text:p>
        <text:p text:style-name="Nivå_20_3"/>
        <text:p text:style-name="Nivå_20_2"><text:toc-mark text:string-value="Ac. Kommunikation" text:outline-level="2"/>Ac <text:tab/>Kommunikation</text:p>
        <text:p text:style-name="Nivå_20_3">Acb<text:tab/>Media</text:p>
        <text:p text:style-name="Nivå_20_5">Acba <text:tab/>Dagspress</text:p>
        <text:p text:style-name="Nivå_20_4">Acbb<text:tab/>Etermedia (Radio och Tv)</text:p>
        <text:p text:style-name="Nivå_20_3">Acc<text:tab/>Masskomunikation</text:p>
        <text:p text:style-name="Nivå_20_4">Acca<text:tab/>Indoktrinering och propaganda</text:p>
        <text:p text:style-name="Nivå_20_4"/>
        <text:p text:style-name="Nivå_20_4"/>
        <text:p text:style-name="Nivå_20_2"><text:toc-mark text:string-value="Ad. Uppfostran och Pedagogik" text:outline-level="2"/>Ad<text:tab/>Uppfostran och undervisning</text:p>
        <text:p text:style-name="Nivå_20_3">Ada<text:tab/>Pedagogik</text:p>
        <text:p text:style-name="Nivå_20_3">Adb<text:tab/>Uppfostran i hemmet</text:p>
        <text:p text:style-name="Nivå_20_3">Adc<text:tab/>Undervisningsväsen</text:p>
        <text:p text:style-name="Nivå_20_4">Adca<text:tab/>Grundskolan</text:p>
        <text:p text:style-name="Nivå_20_4">Adcb<text:tab/>Gymnasiet</text:p>
        <text:p text:style-name="Nivå_20_4">Adcc<text:tab/>Speciella aspekter</text:p>
        <text:p text:style-name="Nivå_20_5">Adcca<text:tab/>Skolpersonal och elever</text:p>
        <text:p text:style-name="Nivå_20_5">Adccb<text:tab/>Organisation och administration</text:p>
        <text:p text:style-name="Nivå_20_5">Adccc<text:tab/>Skollokaler och -inventarier</text:p>
        <text:p text:style-name="Nivå_20_5">Adcce<text:tab/>Skolsociala åtgärder </text:p>
        <text:p text:style-name="Nivå_20_4">Adcc<text:tab/>Utrikiska utbildningsväsen</text:p>
        <text:p text:style-name="Nivå_20_4">Adad<text:span text:style-name="T1"><text:tab/>Högskolor / Universitet</text:span></text:p>
        <text:p text:style-name="P18"/>
        <text:p text:style-name="Nivå_20_2"><text:toc-mark text:string-value="Ae. Museer" text:outline-level="2"/><text:toc-mark text:string-value="Ae. Museer" text:outline-level="2"/>Ae<text:tab/>Museer</text:p>
        <text:p text:style-name="Nivå_20_2"><text:toc-mark text:string-value="Af. Förenings – och mötestecknik" text:outline-level="2"/>Af<text:tab/>Förenings – och mötestecknik</text:p>
        <text:p text:style-name="Nivå_20_2"><text:toc-mark text:string-value="Ag. Allmänna sällskap och föreningar" text:outline-level="2"/>Ag<text:tab/>Allmänna sällskap och före­ningar</text:p>
        <text:p text:style-name="Nivå_20_2"><text:toc-mark text:string-value="Ah. Omstridda fenomen" text:outline-level="2"/>Ah<text:tab/>Omstridda fenomen</text:p>
        <text:p text:style-name="Nivå_20_2"><text:toc-mark text:string-value="Ai. Militärvetenskap" text:outline-level="2"/>Ai<text:tab/>Militärvetenskap</text:p>
        <text:p text:style-name="P9"><text:tab/>Militärhistoria se Go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</text:section>
      <text:section text:style-name="Sect1" text:name="Område9">
        <text:p text:style-name="P12"><text:toc-mark text:string-value="B. Språkvetenskap" text:outline-level="1"/>B<text:tab/>Språkvetenskap</text:p>
        <text:p text:style-name="Standard">.01<text:tab/>Grammatik</text:p>
        <text:p text:style-name="Standard">.02<text:tab/>Namnforsrskning</text:p>
        <text:p text:style-name="Standard">.021<text:tab/>Ortsnamn</text:p>
        <text:p text:style-name="Standard">.022<text:tab/>Personnamn</text:p>
        <text:p text:style-name="Standard">.03<text:tab/>Dialektik och språkgeografi</text:p>
        <text:p text:style-name="Standard">.04<text:tab/>Metodik</text:p>
        <text:p text:style-name="Standard">.05<text:tab/>Språkhistoria</text:p>
        <text:p text:style-name="Standard">.06<text:tab/>Stilistik och textlingvistik</text:p>
        <text:p text:style-name="Standard">.07<text:tab/>Ortografi, interpunktion och förkortningar</text:p>
        <text:p text:style-name="Standard">.08<text:tab/>Fonetik</text:p>
        <text:p text:style-name="Standard"/>
        <text:p text:style-name="Nivå_20_2"><text:toc-mark text:string-value="Ba. Svenska" text:outline-level="2"/>Ba<text:tab/>Svenska</text:p>
        <text:p text:style-name="Nivå_20_2"><text:toc-mark text:string-value="Bb. Nordiska språk (utom svenska)" text:outline-level="2"/>Bb<text:tab/>Nordiska språk alm.</text:p>
        <text:p text:style-name="Nivå_20_3">Bba<text:tab/>Danska</text:p>
        <text:p text:style-name="Nivå_20_3">Bbb<text:tab/>Norska</text:p>
        <text:p text:style-name="Nivå_20_3">Bbc<text:tab/>Isländska</text:p>
        <text:p text:style-name="Nivå_20_3">Bbd<text:tab/>Färöiska</text:p>
        <text:p text:style-name="Nivå_20_3">Bbe<text:tab/>Fornnordiska</text:p>
        <text:p text:style-name="Standard"/>
        <text:p text:style-name="Nivå_20_2"><text:toc-mark text:string-value="Bc. Engelska" text:outline-level="2"/>Bc<text:tab/>Engelska</text:p>
        <text:p text:style-name="Nivå_20_2"><text:toc-mark text:string-value="Bd. Germanska språk alm." text:outline-level="2"/>Bd<text:tab/>Germanska språk alm.</text:p>
        <text:p text:style-name="Standard"/>
        <text:p text:style-name="Nivå_20_2"><text:toc-mark text:string-value="Be. Franska" text:outline-level="2"/>Be<text:tab/>Franska</text:p>
        <text:p text:style-name="Nivå_20_2"><text:toc-mark text:string-value="Bf. Italienska" text:outline-level="2"/>Bf<text:tab/>Italienska</text:p>
        <text:p text:style-name="Nivå_20_2"><text:toc-mark text:string-value="Bg. Latinska språk alm." text:outline-level="2"/>Bg<text:tab/>Latinska språk alm.</text:p>
        <text:p text:style-name="Standard"/>
        <text:p text:style-name="Nivå_20_2"><text:toc-mark text:string-value="Bh. Latin och Grekiska" text:outline-level="2"/>Bh<text:tab/>Latin och Grekiska</text:p>
        <text:p text:style-name="Nivå_20_3">Bha<text:tab/>Grekiska</text:p>
        <text:p text:style-name="Nivå_20_3">Bhc<text:tab/>Latin</text:p>
        <text:p text:style-name="Standard"/>
        <text:p text:style-name="Nivå_20_2"><text:toc-mark text:string-value="Bi. Keltiska språk alm." text:outline-level="2"/>Bi<text:tab/>Keltiska språk alm.</text:p>
        <text:p text:style-name="Nivå_20_2"><text:toc-mark text:string-value="Bj. Slaviska språk alm." text:outline-level="2"/>Bj<text:tab/>Slaviska språk alm.</text:p>
        <text:p text:style-name="Nivå_20_2"/>
        <text:p text:style-name="Nivå_20_2"><text:toc-mark text:string-value="Bk. Indoeuropeiska språk alm." text:outline-level="2"/>Bk<text:tab/>Indoeuropeiska språk alm.</text:p>
        <text:p text:style-name="Nivå_20_3">Bkr<text:tab/>Runologi</text:p>
        <text:p text:style-name="Standard"/>
        <text:p text:style-name="Nivå_20_2">Bl<text:tab/>Finskugriska språk alm.</text:p>
        <text:p text:style-name="Nivå_20_3">Bla<text:tab/>Finska</text:p>
        <text:p text:style-name="Nivå_20_3"/>
        <text:p text:style-name="Nivå_20_2"><text:toc-mark text:string-value="Bm. Semitiska språk" text:outline-level="2"/>Bm<text:tab/>Semitiska språk</text:p>
        <text:p text:style-name="Nivå_20_2"><text:toc-mark text:string-value="Bn. Asiatiska språk" text:outline-level="2"/>Bn<text:tab/>Asiatiska språk</text:p>
        <text:p text:style-name="Nivå_20_2"><text:toc-mark text:string-value="Bo. Övriga språk" text:outline-level="2"/>Bo<text:tab/>Övriga språk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  <text:section text:style-name="Sect1" text:name="Område10">
        <text:p text:style-name="P12"><text:toc-mark text:string-value="C. Religion med mytologi" text:outline-level="1"/>C<text:tab/>Religion med mytologi</text:p>
        <text:p text:style-name="Standard"/>
        <text:p text:style-name="Nivå_20_2"><text:toc-mark text:string-value="Ca. Kristendom" text:outline-level="2"/>Ca<text:tab/>Kristendom</text:p>
        <text:p text:style-name="Nivå_20_3">Caa<text:tab/>Kristen mission</text:p>
        <text:p text:style-name="Nivå_20_3">Cab<text:tab/>Kristna samfund</text:p>
        <text:p text:style-name="Nivå_20_3"/>
        <text:p text:style-name="Nivå_20_2"><text:toc-mark text:string-value="Cb. Bibelutgåvor med bibelkommentarer" text:outline-level="2"/>Cb<text:tab/>Bibelutgåvor med bibel­kommentarer</text:p>
        <text:p text:style-name="Nivå_20_3">Cba<text:tab/>Bibelutgåvor</text:p>
        <text:p text:style-name="Nivå_20_3">Cbb<text:tab/>Bibelkommentarer</text:p>
        <text:p text:style-name="Nivå_20_3"/>
        <text:p text:style-name="Nivå_20_2">Cc<text:tab/>Litteratur om biblen</text:p>
        <text:p text:style-name="Nivå_20_3">Cca<text:tab/>GT</text:p>
        <text:p text:style-name="Nivå_20_3">Ccb<text:tab/>NT</text:p>
        <text:p text:style-name="Nivå_20_3">Ccc<text:tab/>Apokryfer</text:p>
        <text:p text:style-name="Nivå_20_3">Ccd<text:tab/>Bibliska persioner</text:p>
        <text:p text:style-name="Nivå_20_4">Ccda<text:tab/>Jesus liv</text:p>
        <text:p text:style-name="Nivå_20_4">Ccdz<text:tab/>Övriga bibliska personer</text:p>
        <text:p text:style-name="Nivå_20_3"/>
        <text:p text:style-name="Nivå_20_2"><text:toc-mark text:string-value="Cd. Kyrkohistoria" text:outline-level="2"/>Cd<text:tab/>Kyrkohistoria</text:p>
        <text:p text:style-name="Standard"/>
        <text:p text:style-name="Nivå_20_2"><text:toc-mark text:string-value="Cg. Övriga religioner" text:outline-level="2"/>Cg<text:tab/>Övriga religioner</text:p>
        <text:p text:style-name="Nivå_20_3">Cga<text:tab/>Judendom</text:p>
        <text:p text:style-name="Nivå_20_3">Cgb<text:tab/>Islam</text:p>
        <text:p text:style-name="Nivå_20_3">Cgc<text:tab/>Hinduism</text:p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>Cge<text:tab/>Buddhism</text:p>
        <text:p text:style-name="Nivå_20_4">Cgea<text:tab/>Sydlig buddhism</text:p>
        <text:p text:style-name="Nivå_20_4">Cgeb<text:tab/>Nordlig buddhism <text:span text:style-name="T2">[hit Zenbuddhism och Lamaism]</text:span></text:p>
        <text:p text:style-name="Nivå_20_3">Cgf<text:tab/>Kinesisk religion</text:p>
        <text:p text:style-name="Nivå_20_4">Cgfa<text:tab/>Taoism</text:p>
        <text:p text:style-name="Nivå_20_4"/>
        <text:p text:style-name="Nivå_20_4"/>
        <text:p text:style-name="Nivå_20_4"/>
        <text:p text:style-name="Nivå_20_4"/>
        <text:p text:style-name="Nivå_20_4"/>
        <text:p text:style-name="Nivå_20_2"><text:toc-mark text:string-value="Ch. Mytologi" text:outline-level="2"/>Ch<text:tab/>Mytologi</text:p>
        <text:p text:style-name="Nivå_20_3">Cha<text:tab/>Fornegyptisk mytologi</text:p>
        <text:p text:style-name="Nivå_20_3">Chb<text:tab/>Grekisk - Romersk mytologi</text:p>
        <text:p text:style-name="Nivå_20_3">Chc<text:tab/>Keltisk mytologi</text:p>
        <text:p text:style-name="Nivå_20_3">Chd<text:tab/>Germansk mytologi</text:p>
        <text:p text:style-name="Nivå_20_4">Chda<text:tab/>Fornnordisk mytologi</text:p>
        <text:p text:style-name="Nivå_20_3">Che<text:tab/>Slavisk mytologi</text:p>
        <text:p text:style-name="Nivå_20_3">Chf<text:tab/>Finskugrisk mytologi</text:p>
        <text:p text:style-name="Nivå_20_3">Chg<text:tab/>Främre asiens mytologi [utom juden­dom och islam]</text:p>
        <text:p text:style-name="Nivå_20_4">Chga<text:tab/>Babylonisk-assyrisk mytologi</text:p>
        <text:p text:style-name="Nivå_20_3">Chh<text:tab/>Amerikansk mytologi</text:p>
        <text:p text:style-name="Nivå_20_4">Chha<text:tab/>Nordamerisk mytologi</text:p>
        <text:p text:style-name="Nivå_20_4">Chhb<text:tab/>Maya</text:p>
        <text:p text:style-name="Nivå_20_4">Chhc<text:tab/>Aztekerna</text:p>
        <text:p text:style-name="Nivå_20_4">Chhd<text:tab/>Inkafolkets mytologi</text:p>
        <text:p text:style-name="Nivå_20_4"/>
        <text:p text:style-name="Nivå_20_4"/>
        <text:p text:style-name="Nivå_20_4"/>
        <text:p text:style-name="Nivå_20_4"/>
        <text:p text:style-name="Nivå_20_4"/>
        <text:p text:style-name="Nivå_20_4"/>
        <text:p text:style-name="Nivå_20_4"/>
        <text:p text:style-name="Nivå_20_4"/>
        <text:p text:style-name="Nivå_20_4"/>
      </text:section>
      <text:section text:style-name="Sect1" text:name="Område11">
        <text:p text:style-name="P12"><text:toc-mark text:string-value="D. Filosofi med Psykologi" text:outline-level="1"/>D<text:tab/>Filosofi med Psykologi</text:p>
        <text:p text:style-name="Standard"/>
        <text:p text:style-name="Nivå_20_2"><text:toc-mark text:string-value="Da. Äldre västerländsk samt icke-västerländsk filosofisk litteratur" text:outline-level="2"/>Da<text:tab/>Äldre västerländsk samt icke-västerländsk filosofisk litteratur</text:p>
        <text:p text:style-name="Nivå_20_3">Daa<text:tab/>Antika filosofers litteratur</text:p>
        <text:p text:style-name="Nivå_20_3">Dab<text:tab/>Medeltida och renässansers filosofers litteratur</text:p>
        <text:p text:style-name="Nivå_20_3">Dac<text:tab/>Icke-västerlänska filosofers litteratur</text:p>
        <text:p text:style-name="Nivå_20_4">Daca<text:tab/>Kinesiska filosofers litteratur</text:p>
        <text:p text:style-name="Nivå_20_4">Dacb<text:tab/>Judiska filosofers litteratur</text:p>
        <text:p text:style-name="Nivå_20_4">Dacc<text:tab/>Indiska filosofers litteratur</text:p>
        <text:p text:style-name="Nivå_20_4">Dacd<text:tab/>Arabiska filosofers litteratur</text:p>
        <text:p text:style-name="Nivå_20_4">Dace<text:tab/>Japanska filosofers litteratur</text:p>
        <text:p text:style-name="Nivå_20_4"/>
        <text:p text:style-name="Nivå_20_2"><text:toc-mark text:string-value="Db. Logisk och språkligt orienterad filosofi" text:outline-level="2"/>Db<text:tab/>Logisk och språkligt orienterad filosofi</text:p>
        <text:p text:style-name="Nivå_20_2"/>
        <text:p text:style-name="Nivå_20_2"><text:toc-mark text:string-value="Dc. Kunskaps- och vetenskapsteori" text:outline-level="2"/>Dc<text:tab/>Kunskaps- och vetenskapsteori</text:p>
        <text:p text:style-name="Nivå_20_3">Dca<text:tab/>Kunskapsteori</text:p>
        <text:p text:style-name="Nivå_20_3">Dcb<text:tab/>Vetenskapsteori</text:p>
        <text:p text:style-name="Nivå_20_3"/>
        <text:p text:style-name="Nivå_20_2"><text:toc-mark text:string-value="De. Etik" text:outline-level="2"/>De<text:tab/>Etik</text:p>
        <text:p text:style-name="Nivå_20_2"><text:toc-mark text:string-value="Df. Estetik" text:outline-level="2"/>Df<text:tab/>Estetik</text:p>
        <text:p text:style-name="Nivå_20_2"><text:toc-mark text:string-value="Dh. Verklighetsuppfattningar" text:outline-level="2"/>Dh<text:tab/>Verklighetsuppfattningar</text:p>
        <text:p text:style-name="Standard"/>
        <text:p text:style-name="Nivå_20_2"><text:toc-mark text:string-value="Di. Filosofins historia" text:outline-level="2"/>Di<text:tab/>Filosofins historia</text:p>
        <text:p text:style-name="Nivå_20_3">Dia<text:tab/>Antikens filosofi</text:p>
        <text:p text:style-name="Nivå_20_3">Dib<text:tab/>Medeltiden och renässans filosofi</text:p>
        <text:p text:style-name="Nivå_20_3">Dic<text:tab/>Tidigmorden och modern filosofi</text:p>
        <text:p text:style-name="Nivå_20_4">Dica<text:tab/>Rationalism och besläktade system och dokt­riner</text:p>
        <text:p text:style-name="Nivå_20_4">Dicb<text:tab/>Idealism och besläktade system och doktriner</text:p>
        <text:p text:style-name="Nivå_20_4">Dicc<text:tab/>Kritisk filosofi </text:p>
        <text:p text:style-name="Nivå_20_4">Dicd<text:tab/>Humanism och besläktade system och doktri­ner</text:p>
        <text:p text:style-name="Nivå_20_4">Dice<text:tab/>Naturalism och besläktade system och doktri­ner </text:p>
        <text:p text:style-name="Nivå_20_4">Dicf<text:tab/>Analytisk filosofi</text:p>
        <text:p text:style-name="Nivå_20_4">Dicg<text:tab/>Realism, nyrealism, kritisk realism </text:p>
        <text:p text:style-name="Nivå_20_4">Dich<text:tab/>Nythomism</text:p>
        <text:p text:style-name="Nivå_20_4">Dici<text:tab/>Ekosofi och holistisk filosofi </text:p>
        <text:p text:style-name="Nivå_20_4">Dicj<text:tab/>Övriga filosofiska system och doktriner</text:p>
        <text:p text:style-name="Nivå_20_3">Did<text:tab/>Icke-västerlänska filosofi</text:p>
        <text:p text:style-name="Nivå_20_4">Dica<text:tab/>Kinesiska filosofi</text:p>
        <text:p text:style-name="Nivå_20_4">Dicb<text:tab/>Judisk filosofi</text:p>
        <text:p text:style-name="Nivå_20_4">Dicc<text:tab/>Indisk filosofi</text:p>
        <text:p text:style-name="Nivå_20_4">Dicd<text:tab/>Arabisk filosofi</text:p>
        <text:p text:style-name="Nivå_20_4">Dice<text:tab/>Japansk filosofi</text:p>
        <text:p text:style-name="Nivå_20_3">Diz<text:tab/>Särskilda filosofer</text:p>
        <text:p text:style-name="Nivå_20_4"/>
        <text:p text:style-name="Nivå_20_2"><text:toc-mark text:string-value="Dj. Ideologier" text:outline-level="2"/>Dj<text:tab/>Ideologier</text:p>
        <text:p text:style-name="Nivå_20_3">Dja<text:tab/>Socialism</text:p>
        <text:p text:style-name="Nivå_20_4">Djaa<text:tab/>Revolutionär socialism (kommunism)</text:p>
        <text:p text:style-name="Nivå_20_4">Djab<text:tab/>Reformistisk socialism (socialdemokrati)</text:p>
        <text:p text:style-name="Nivå_20_4">Djac<text:tab/>Frihetlig socialism (anarkism)</text:p>
        <text:p text:style-name="Nivå_20_3">Djb<text:tab/>Konservatism </text:p>
        <text:p text:style-name="Nivå_20_3">Djc<text:tab/>Liberalism</text:p>
        <text:p text:style-name="Standard"/>
        <text:p text:style-name="Nivå_20_2"><text:toc-mark text:string-value="Dp. Psykologi" text:outline-level="2"/>Dp<text:tab/>Psykologi</text:p>
        <text:p text:style-name="Nivå_20_3">Dpa<text:tab/>Psykologsk metodik</text:p>
        <text:p text:style-name="Nivå_20_4">Dpaa<text:tab/>Experimentell psykologi (människor)</text:p>
        <text:p text:style-name="Nivå_20_4">Dpab<text:tab/>Experimentell psykologi (djur)</text:p>
        <text:p text:style-name="Nivå_20_4">Dpac<text:tab/>Psykologiska mätmetoder</text:p>
        <text:p text:style-name="Nivå_20_3">Dpb<text:tab/>Särskilda skolor och riktningar</text:p>
        <text:p text:style-name="Nivå_20_4">Dpba<text:tab/>Psykoanalys </text:p>
        <text:p text:style-name="Nivå_20_4"/>
        <text:p text:style-name="Nivå_20_3">Dpc<text:tab/>Fysologisk psykologi</text:p>
        <text:p text:style-name="Nivå_20_3"/>
        <text:p text:style-name="Nivå_20_3">Dpd<text:tab/>Kognitiv <text:s/>psykologi</text:p>
        <text:p text:style-name="Nivå_20_4">Dpda<text:tab/>Inlärning och minne</text:p>
        <text:p text:style-name="Nivå_20_4">Dpdb<text:tab/>Tänkande och fantasiliv </text:p>
        <text:p text:style-name="Standard">Dpdba<text:tab/>Tankeliv</text:p>
        <text:p text:style-name="Standard">Dpdbb<text:tab/>Fantasiliv</text:p>
        <text:p text:style-name="Nivå_20_4">Dpdc<text:tab/>Intelligens och begåvning</text:p>
        <text:p text:style-name="Nivå_20_4">Dpdd<text:tab/>Viljeprocessen</text:p>
        <text:p text:style-name="Nivå_20_4">Dpde<text:tab/>Kommunikationspsykologi </text:p>
        <text:p text:style-name="Nivå_20_4">Dedf<text:tab/>Drömmar</text:p>
        <text:p text:style-name="Nivå_20_4"/>
        <text:p text:style-name="Nivå_20_3">Dpe<text:tab/>Utvecklings psykologi</text:p>
        <text:p text:style-name="Nivå_20_3">Dpf<text:tab/>Tilllämpad psykologi</text:p>
        <text:p text:style-name="Nivå_20_3">Dpg<text:tab/>Grafologi</text:p>
        <text:p text:style-name="Nivå_20_3">Dph<text:tab/>Parapsykologi</text:p>
        <text:p text:style-name="Nivå_20_3">Dpi<text:tab/>Psykologins historia</text:p>
        <text:p text:style-name="Nivå_20_4">Dpiz<text:tab/>Särskilda psykologer</text:p>
        <text:p text:style-name="Nivå_20_4"/>
        <text:p text:style-name="Nivå_20_3">Dpj<text:tab/>Differentiell psykologi</text:p>
        <text:p text:style-name="Nivå_20_4">Dpja<text:tab/>Personlighets psykologi</text:p>
        <text:p text:style-name="Nivå_20_4">Dpjb<text:tab/>Köns psykologi</text:p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/>
      </text:section>
      <text:p text:style-name="Standard"/>
      <text:p text:style-name="Heading_20_2"/>
      <text:section text:style-name="Sect2" text:name="Område6">
        <text:p text:style-name="P12"><text:toc-mark text:string-value="E. Samhälls- med rättsvetenskap och ekonomi" text:outline-level="1"/>E<text:tab/>Samhälls- med rätts­vetenskap och ekonomi</text:p>
        <text:p text:style-name="Nivå_20_2"><text:toc-mark text:string-value="Ea. Statskunskap och politik" text:outline-level="2"/>Ea<text:tab/>Statskunskap och politik</text:p>
        <text:p text:style-name="Standard">.01<text:tab/>Konstitution</text:p>
        <text:p text:style-name="Standard">.02<text:tab/>Regering</text:p>
        <text:p text:style-name="Standard">.03<text:tab/>Folkrepresantition</text:p>
        <text:p text:style-name="Standard">.04<text:tab/>Val</text:p>
        <text:p text:style-name="Standard">.05<text:tab/>Medborgarskarp</text:p>
        <text:p text:style-name="Standard">.06<text:tab/>Politiska partier</text:p>
        <text:p text:style-name="Standard">.07<text:tab/>Politiska skrifter fr. partier</text:p>
        <text:p text:style-name="Standard">.08<text:tab/>Politiska skrifter fr. övriga</text:p>
        <text:p text:style-name="Nivå_20_3">Eaa<text:tab/>Sveriges statskunskap och politik </text:p>
        <text:p text:style-name="Nivå_20_3">Eab<text:tab/>Främmande länders statskunskap och politik</text:p>
        <text:p text:style-name="Nivå_20_3">Eac<text:tab/>Utomparlamentariska metoder, kon­spirativ verksamhet, terrorism m.m. </text:p>
        <text:p text:style-name="Nivå_20_3"/>
        <text:p text:style-name="Nivå_20_2"><text:toc-mark text:string-value="Eb. Förvaltning" text:outline-level="2"/>Eb<text:tab/>Förvaltning</text:p>
        <text:p text:style-name="Standard"/>
        <text:p text:style-name="Nivå_20_2"><text:toc-mark text:string-value="Ec. Internationella relationer" text:outline-level="2"/>Ec<text:tab/>Internationella relationer</text:p>
        <text:p text:style-name="Nivå_20_3">Eca<text:tab/>Internationellt samarbete: allmänt</text:p>
        <text:p text:style-name="Nivå_20_3">Ecb<text:tab/>Europeiska unionen (EU)</text:p>
        <text:p text:style-name="Nivå_20_3">Ecc<text:tab/>Förenta nationerna (FN)</text:p>
        <text:p text:style-name="Nivå_20_3">Eci<text:tab/>Utvecklingsbistånd och internationell hjälpverksamhet</text:p>
        <text:p text:style-name="Nivå_20_3">Ecj<text:tab/>Röda korset (och likvärdiga organi­sationer) </text:p>
        <text:p text:style-name="Nivå_20_3"/>
        <text:p text:style-name="Nivå_20_2"><text:toc-mark text:string-value="Ed. Sociologi" text:outline-level="2"/>Ed<text:tab/>Sociologi</text:p>
        <text:p text:style-name="Nivå_20_3">Eda<text:tab/>Arbetslivs- och organisationssociologi</text:p>
        <text:p text:style-name="Nivå_20_3">Edb<text:tab/>Bebyggelsesociologi</text:p>
        <text:p text:style-name="Nivå_20_4">Edba<text:tab/>Stadssociologi</text:p>
        <text:p text:style-name="Nivå_20_4">Edbb<text:tab/>Landsbygdssociologi</text:p>
        <text:p text:style-name="Nivå_20_3">Edc<text:tab/>Sociala strukturer<text:tab/></text:p>
        <text:p text:style-name="Nivå_20_4">Edca<text:tab/>Sociala klasser</text:p>
        <text:p text:style-name="Nivå_20_4">Edcb<text:tab/>Åldersgrupper</text:p>
        <text:p text:style-name="Nivå_20_3">Rdd<text:tab/>Socialpsykologi</text:p>
        <text:p text:style-name="Nivå_20_4"/>
        <text:p text:style-name="Nivå_20_2"><text:toc-mark text:string-value="Ee. Sociala frågor" text:outline-level="2"/>Ee<text:tab/>Sociala frågor</text:p>
        <text:p text:style-name="Nivå_20_3">Eea<text:tab/>Arbete och arbetsmarknad</text:p>
        <text:p text:style-name="Nivå_20_3">Eeb<text:tab/>Bostäder</text:p>
        <text:p text:style-name="Nivå_20_3">Eec<text:tab/>Emigration och immigration</text:p>
        <text:p text:style-name="Nivå_20_4">Eeca<text:tab/>Emigration</text:p>
        <text:p text:style-name="Nivå_20_4">Eecb<text:tab/>Immigration</text:p>
        <text:p text:style-name="Nivå_20_4">Eecc<text:tab/>Flyktingproblematik</text:p>
        <text:p text:style-name="Nivå_20_3">Eed<text:tab/>Minoriteter</text:p>
        <text:p text:style-name="Nivå_20_3">Eee<text:tab/>Social omsorg</text:p>
        <text:p text:style-name="Nivå_20_3">Eef<text:tab/>Frivillig hjälpverksamhet</text:p>
        <text:p text:style-name="Nivå_20_3">Eeg<text:tab/>Alkohol-, narkotika- och nikotin­frågor</text:p>
        <text:p text:style-name="Nivå_20_3">Eeh<text:tab/>Könsrollsfrågor</text:p>
        <text:p text:style-name="Nivå_20_3">Eei<text:tab/>Fritidsverksamhet </text:p>
        <text:p text:style-name="Nivå_20_3"/>
        <text:p text:style-name="Nivå_20_2"><text:toc-mark text:string-value="Ef. Demografi" text:outline-level="2"/>Ef<text:tab/>Demografi</text:p>
        <text:p text:style-name="Heading_20_2"><text:toc-mark text:string-value="Eg. Statistik" text:outline-level="2"/>Eg<text:tab/>Statistik</text:p>
        <text:p text:style-name="Standard"/>
        <text:p text:style-name="Standard"/>
        <text:p text:style-name="Nivå_20_2"><text:toc-mark text:string-value="Em. Rättvetenskap" text:outline-level="2"/>Em<text:tab/>Rättvetenskap</text:p>
        <text:p text:style-name="Nivå_20_3">Ema<text:tab/>Civilrätt</text:p>
        <text:p text:style-name="Nivå_20_3">Emb<text:tab/>Straffrätt</text:p>
        <text:p text:style-name="Nivå_20_3">Emc<text:tab/>Processrätt</text:p>
        <text:p text:style-name="Nivå_20_3">Emd<text:tab/>Statsrätt</text:p>
        <text:p text:style-name="Nivå_20_3">Eme<text:tab/>Förvaltningsrätt</text:p>
        <text:p text:style-name="Nivå_20_4">Emea<text:tab/>Sekretess <text:span text:style-name="T2">hit även personuppgiftslagen</text:span></text:p>
        <text:p text:style-name="Nivå_20_3">Emf<text:tab/>Tryckfrihetsrätt</text:p>
        <text:p text:style-name="Nivå_20_3">Emg<text:tab/>Upphovsrätt</text:p>
        <text:p text:style-name="Nivå_20_3">Emm<text:tab/>Kriminologi</text:p>
        <text:p text:style-name="Nivå_20_4">Emma<text:tab/>Polisväsen</text:p>
        <text:p text:style-name="Nivå_20_4">Emmb<text:tab/>Domstolsväsen</text:p>
        <text:p text:style-name="Nivå_20_4">Emmc<text:tab/>Kriminalvårdsväsen</text:p>
        <text:p text:style-name="Nivå_20_3">Emp<text:tab/>Rättshistoria</text:p>
        <text:p text:style-name="Nivå_20_3">Emq<text:tab/>Rättsfall</text:p>
        <text:p text:style-name="Nivå_20_4"/>
        <text:p text:style-name="Nivå_20_2"><text:toc-mark text:string-value="Eu. Ekonomi" text:outline-level="2"/>Eu<text:tab/>Ekonomi</text:p>
        <text:p text:style-name="Nivå_20_2"/>
        <text:p text:style-name="Nivå_20_2"/>
        <text:p text:style-name="Nivå_20_2"/>
        <text:p text:style-name="Nivå_20_2"/>
        <text:p text:style-name="Nivå_20_2"/>
      </text:section>
      <text:p text:style-name="Nivå_20_2"/>
      <text:p text:style-name="Nivå_20_2"/>
      <text:p text:style-name="Nivå_20_2"/>
      <text:section text:style-name="Sect2" text:name="Område12">
        <text:p text:style-name="P12"><text:toc-mark text:string-value="F.  Bibliotek med böcker, skrift och arkiv" text:outline-level="1"/>F <text:tab/>Bibliotek med<text:span text:style-name="T1"> böcker, skrift och arkiv</text:span></text:p>
        <text:p text:style-name="Nivå_20_2"><text:toc-mark text:string-value="Fa. Bibliografier" text:outline-level="2"/>Fa<text:tab/>Bibliografier</text:p>
        <text:p text:style-name="Nivå_20_3">Faa-Fau<text:tab/>Bibliografier inom visst ämne</text:p>
        <text:p text:style-name="Nivå_20_3"/>
        <text:p text:style-name="Nivå_20_2"><text:toc-mark text:string-value="Fb. Bibliotek" text:outline-level="2"/>Fb<text:tab/>Bibliotek</text:p>
        <text:p text:style-name="Standard">.01<text:tab/>Vetenskapliga bibliotek</text:p>
        <text:p text:style-name="Standard">.02<text:tab/>Folkbibliotek</text:p>
        <text:p text:style-name="Standard">.03<text:tab/>Skolbibliotek</text:p>
        <text:p text:style-name="Standard">.04<text:tab/>Privata bibliotek</text:p>
        <text:p text:style-name="Standard">.041<text:tab/>Slotts bibliotek</text:p>
        <text:p text:style-name="Standard">.05<text:tab/>Företags bibliotek</text:p>
        <text:p text:style-name="Standard">.06<text:tab/>Övriga bibliotek</text:p>
        <text:p text:style-name="Nivå_20_3">Fba<text:tab/>Bibliotekshistoria</text:p>
        <text:p text:style-name="Nivå_20_3">Fbb<text:tab/>Bokbestond</text:p>
        <text:p text:style-name="Nivå_20_4">Fbba<text:tab/>Klassificering och indexering</text:p>
        <text:p text:style-name="Nivå_20_4">Fbbb<text:tab/>Katalogisering</text:p>
        <text:p text:style-name="Nivå_20_3">Fbc<text:tab/>Informations återvisning</text:p>
        <text:p text:style-name="Nivå_20_3">Fbd<text:tab/>Biblioteks vetenskap</text:p>
        <text:p text:style-name="Nivå_20_3"/>
        <text:p text:style-name="Nivå_20_2"><text:toc-mark text:string-value="Fc. Böcker m.m." text:outline-level="2"/>Fc<text:tab/>Böcker m.m.</text:p>
        <text:p text:style-name="Nivå_20_3">Fca<text:tab/>Bokvård</text:p>
        <text:p text:style-name="Nivå_20_3">Fcb<text:tab/>Bokbindning</text:p>
        <text:p text:style-name="Nivå_20_3">Fcc<text:tab/>Boktryckarkonst</text:p>
        <text:p text:style-name="Nivå_20_3">Fcd<text:tab/>Bokhistoria</text:p>
        <text:p text:style-name="Nivå_20_3">Fce<text:tab/>Boksamlande</text:p>
        <text:p text:style-name="Nivå_20_3">Fcf<text:tab/>Skrivredskap och skrivmaterial</text:p>
        <text:p text:style-name="Nivå_20_3">Fcg<text:tab/>Redigerings teknik</text:p>
        <text:p text:style-name="Nivå_20_4">Fcga<text:tab/>Rapporter och uppsatser</text:p>
        <text:p text:style-name="Nivå_20_4"/>
        <text:p text:style-name="Nivå_20_2"><text:toc-mark text:string-value="Fd. Arkiv" text:outline-level="2"/>Fd<text:tab/>Arkiv</text:p>
        <text:p text:style-name="Nivå_20_2"><text:toc-mark text:string-value="Fe. Bokhandel och bokförlag" text:outline-level="2"/>Fe<text:tab/>Bokhandel och bokförlag</text:p>
        <text:p text:style-name="Standard"/>
        <text:p text:style-name="Nivå_20_2"><text:toc-mark text:string-value="Ff. Skrift" text:outline-level="2"/>Ff<text:tab/>Skrift</text:p>
        <text:p text:style-name="Nivå_20_3">Ffa<text:tab/>Skrift- och alfabet (historia)</text:p>
        <text:p text:style-name="Nivå_20_4">Ffaa<text:tab/>Västerlänska</text:p>
        <text:p text:style-name="Standard">Ffaaa<text:tab/>Runor</text:p>
        <text:p text:style-name="Nivå_20_4">Ffab<text:tab/>Österlänska</text:p>
        <text:p text:style-name="Nivå_20_4">Ffac<text:tab/>Övriga</text:p>
        <text:p text:style-name="Nivå_20_3">Ffb<text:tab/>Kaliografi</text:p>
        <text:p text:style-name="Nivå_20_3">Ffc<text:tab/>Chiffer</text:p>
        <text:p text:style-name="Nivå_20_3">Ffd<text:tab/>Paleografi</text:p>
        <text:p text:style-name="Nivå_20_3"/>
        <text:p text:style-name="Nivå_20_2"><text:toc-mark text:string-value="Fg. Läsning" text:outline-level="2"/>Fg<text:tab/>Läsning</text:p>
        <text:p text:style-name="Nivå_20_2"/>
        <text:p text:style-name="Nivå_20_2"/>
        <text:p text:style-name="Nivå_20_2"/>
        <text:p text:style-name="Nivå_20_2"/>
        <text:p text:style-name="Nivå_20_2"/>
        <text:p text:style-name="Nivå_20_2"/>
        <text:p text:style-name="Nivå_20_2"/>
        <text:p text:style-name="Nivå_20_2"/>
        <text:p text:style-name="Nivå_20_2"/>
        <text:p text:style-name="Nivå_20_2"/>
        <text:p text:style-name="Nivå_20_2"/>
        <text:p text:style-name="Nivå_20_2"/>
        <text:p text:style-name="Nivå_20_2"/>
      </text:section>
      <text:p text:style-name="Nivå_20_2"/>
      <text:p text:style-name="Nivå_20_2"/>
      <text:section text:style-name="Sect1" text:name="Område14">
        <text:p text:style-name="P12"><text:toc-mark text:string-value="G. Historia" text:outline-level="1"/>G<text:tab/>Historia</text:p>
        <text:p text:style-name="Standard"/>
        <text:p text:style-name="Nivå_20_2"><text:toc-mark text:string-value="Ga. Svensk historia" text:outline-level="2"/>Ga<text:tab/>Sverige</text:p>
        <text:p text:style-name="Nivå_20_3">Gaa<text:tab/>Götaland</text:p>
        <text:p text:style-name="Nivå_20_4">Gaaa<text:tab/>Skåne</text:p>
        <text:p text:style-name="Nivå_20_3">Gas<text:tab/>Samernas historia: allmänt</text:p>
        <text:p text:style-name="Nivå_20_4">Gas-a<text:tab/>Samernas historia: Sverige</text:p>
        <text:p text:style-name="Nivå_20_4">Gas-bb<text:tab/>Samernas historia: Norge</text:p>
        <text:p text:style-name="Nivå_20_4">Gas-bd<text:tab/>Samernas historia: Finland</text:p>
        <text:p text:style-name="Nivå_20_4">Gas-cj<text:tab/>Samernas historia: Ryssland</text:p>
        <text:p text:style-name="Nivå_20_4"/>
        <text:p text:style-name="Nivå_20_2"><text:toc-mark text:string-value="Gb. Norden alm." text:outline-level="2"/>Gb<text:tab/>Norden alm.</text:p>
        <text:p text:style-name="Nivå_20_3">Gba<text:tab/>Danmark</text:p>
        <text:p text:style-name="Nivå_20_3">Gbb<text:tab/>Norge</text:p>
        <text:p text:style-name="Nivå_20_3">Gbc<text:tab/>Island</text:p>
        <text:p text:style-name="Nivå_20_3">Gbd<text:tab/>Finland</text:p>
        <text:p text:style-name="Nivå_20_3"/>
        <text:p text:style-name="Nivå_20_2"><text:toc-mark text:string-value="Gc. Europa alm." text:outline-level="2"/>Gc<text:tab/>Europa alm.</text:p>
        <text:p text:style-name="Nivå_20_3">Gca<text:tab/>Brittiska öarna</text:p>
        <text:p text:style-name="Nivå_20_3">Gcb<text:tab/>Tyskland</text:p>
        <text:p text:style-name="Nivå_20_3">Gcc<text:tab/>Frankrike</text:p>
        <text:p text:style-name="Nivå_20_3">Gcd-Gcm<text:tab/>Europa: övriga specifika länder</text:p>
        <text:p text:style-name="Nivå_20_3">Gcp<text:tab/>Europeiska unionen</text:p>
        <text:p text:style-name="Nivå_20_3">Gcs<text:tab/>Kelteras historia</text:p>
        <text:p text:style-name="Standard"><text:tab/><text:span text:style-name="T2">Hit endast alm. framställningar av kelternas historia oavsett landtillhörighet.</text:span></text:p>
        <text:p text:style-name="Nivå_20_3"/>
        <text:p text:style-name="Nivå_20_2"><text:toc-mark text:string-value="Gd. Asiatisk historia" text:outline-level="2"/>Gd<text:tab/>Asien</text:p>
        <text:p text:style-name="Nivå_20_3">Gda<text:tab/>Främre asiens och mellanösterns his<text:span text:style-name="T1">toria</text:span></text:p>
        <text:p text:style-name="Nivå_20_2"><text:toc-mark text:string-value="Ge. Afrikansk historia" text:outline-level="2"/>Ge<text:tab/>Afrika</text:p>
        <text:p text:style-name="Nivå_20_2"><text:toc-mark text:string-value="Gf. Amerikansk historia" text:outline-level="2"/>Gf<text:tab/>Amerika</text:p>
        <text:p text:style-name="Nivå_20_3">Gfa<text:tab/>Usa</text:p>
        <text:p text:style-name="Nivå_20_4">Gfam<text:tab/>Indianernas historia i nordamka</text:p>
        <text:p text:style-name="Nivå_20_4">Gfan<text:tab/>Rasfrågan</text:p>
        <text:p text:style-name="Nivå_20_2"><text:toc-mark text:string-value="Gg. Oceansk historia" text:outline-level="2"/>Gg<text:tab/>Oceanien</text:p>
        <text:p text:style-name="Standard"/>
        <text:p text:style-name="Nivå_20_2"><text:toc-mark text:string-value="Gk. Socialhistoria" text:outline-level="2"/>Gk<text:tab/>Socialhistoria</text:p>
        <text:p text:style-name="Nivå_20_3">Gka<text:tab/>Genushistoria</text:p>
        <text:p text:style-name="Nivå_20_3">Gkb<text:tab/>Arbetarhistoria</text:p>
        <text:p text:style-name="Nivå_20_3">Gkc<text:tab/>Sociala protester</text:p>
        <text:p text:style-name="Nivå_20_3"/>
        <text:p text:style-name="Nivå_20_2"><text:toc-mark text:string-value="Gl. Historiska hjälpvetenskaper" text:outline-level="2"/>Gl<text:tab/>Historiska hjälpvetenskaper</text:p>
        <text:p text:style-name="Nivå_20_3">Gla<text:tab/>Sigillkunskap</text:p>
        <text:p text:style-name="Nivå_20_3">Glb<text:tab/>Heraldik</text:p>
        <text:p text:style-name="Nivå_20_3">Glc<text:tab/>Flaggor/fanor</text:p>
        <text:p text:style-name="Nivå_20_3">Gld<text:tab/>Eblematik</text:p>
        <text:p text:style-name="Nivå_20_3">Gle<text:tab/>Rang - och elitväsen</text:p>
        <text:p text:style-name="Nivå_20_3">Glf<text:tab/>Historisk kronologi (inkl. tideräkningar och kalendrar)</text:p>
        <text:p text:style-name="Nivå_20_3">Glg<text:tab/>Ordensväsen</text:p>
        <text:p text:style-name="Nivå_20_3">Glh<text:tab/>Numismatik</text:p>
        <text:p text:style-name="Nivå_20_3">Gli<text:tab/>Diplomati</text:p>
        <text:p text:style-name="Nivå_20_3"/>
        <text:p text:style-name="Nivå_20_2"><text:toc-mark text:string-value="Gm. Kulturhistoria" text:outline-level="2"/>Gm<text:tab/>Kulturhistoria</text:p>
        <text:p text:style-name="Nivå_20_2"><text:toc-mark text:string-value="Gn. Ide- och vetenskapshistoria" text:outline-level="2"/>Gn<text:tab/>Ide- och vetenskapshistoria</text:p>
        <text:p text:style-name="P19"><text:toc-mark text:string-value="Go. Militärhistoria" text:outline-level="2"/>Go<text:tab/>Militärhistoria</text:p>
        <text:p text:style-name="P19">Gp<text:tab/>Ekonomisk historia</text:p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</text:section>
      <text:p text:style-name="P10"/>
      <text:section text:style-name="Sect1" text:name="Område15">
        <text:p text:style-name="P12"><text:toc-mark text:string-value="H. Etnolog" text:outline-level="1"/>H<text:tab/>Etnolog</text:p>
        <text:p text:style-name="Standard"/>
        <text:p text:style-name="Nivå_20_2"><text:toc-mark text:string-value="Ha. Bebyggelse och byggnader" text:outline-level="2"/>Ha<text:tab/>Bebyggelse och byggnader</text:p>
        <text:p text:style-name="Nivå_20_2"><text:toc-mark text:string-value="Hb. Föremål" text:outline-level="2"/>Hb<text:tab/>Föremål</text:p>
        <text:p text:style-name="Nivå_20_2"><text:toc-mark text:string-value="Hc. Näringsliv, arbetsliv och kosthåll" text:outline-level="2"/>Hc<text:tab/>Näringsliv, arbetsliv och kosthåll</text:p>
        <text:p text:style-name="Nivå_20_2"><text:toc-mark text:string-value="Hd. Samhälls- och familjeliv" text:outline-level="2"/><text:toc-mark text:string-value="Hd. Samhälls- och familjeliv" text:outline-level="2"/>Hd<text:tab/>Samhälls- och familjeliv</text:p>
        <text:p text:style-name="Nivå_20_2"/>
        <text:p text:style-name="P19"><text:toc-mark text:string-value="He. Folktro och folkseder" text:outline-level="2"/>He<text:tab/>Folktro och folkseder</text:p>
        <text:p text:style-name="Nivå_20_3">Hea<text:tab/>Högtider och fest</text:p>
        <text:p text:style-name="Nivå_20_3">Heb<text:tab/>Folkmedicin</text:p>
        <text:p text:style-name="Nivå_20_3">Hec<text:tab/>Övertro och magi</text:p>
        <text:p text:style-name="Nivå_20_3"/>
        <text:p text:style-name="Nivå_20_2"><text:toc-mark text:string-value="Hm. Främmande länder" text:outline-level="2"/>Hm<text:tab/>Främmande länder</text:p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</text:section>
      <text:p text:style-name="P10"/>
      <text:p text:style-name="Standard"/>
      <text:section text:style-name="Sect1" text:name="Område16">
        <text:p text:style-name="P12"><text:toc-mark text:string-value="I. Arkeologi" text:outline-level="1"/>I<text:tab/>Arkeologi</text:p>
        <text:p text:style-name="Standard">.01<text:tab/>Kulturformer</text:p>
        <text:p text:style-name="Standard">.02<text:tab/>Bosättningar, kultplatser, gravskick</text:p>
        <text:p text:style-name="Standard">.03<text:tab/>Verktyg, redskap, vapen</text:p>
        <text:p text:style-name="Standard">.04<text:tab/>Konstnärliga lämningar</text:p>
        <text:p text:style-name="Standard">.05<text:tab/>Konsthantverk</text:p>
        <text:p text:style-name="Standard">.06<text:tab/>Stenmonument</text:p>
        <text:p text:style-name="Standard">.07<text:tab/>Undervattensarkeologi</text:p>
        <text:p text:style-name="Standard">.08<text:tab/>Osteologi (benlära)</text:p>
        <text:p text:style-name="Standard"/>
        <text:p text:style-name="Nivå_20_2"><text:toc-mark text:string-value="Ia. Sverige" text:outline-level="2"/>Ia<text:tab/>Sverige</text:p>
        <text:p text:style-name="Nivå_20_3">Iaa<text:tab/>Götaland</text:p>
        <text:p text:style-name="Nivå_20_4">Iaaa<text:tab/>Skåne</text:p>
        <text:p text:style-name="Nivå_20_4">Iaae<text:tab/>Västergötland</text:p>
        <text:p text:style-name="Nivå_20_5"/>
        <text:p text:style-name="Nivå_20_2"><text:toc-mark text:string-value="Ib. Norden alm." text:outline-level="2"/>Ib<text:tab/>Norden alm.</text:p>
        <text:p text:style-name="Nivå_20_3">Iba<text:tab/>Danmark</text:p>
        <text:p text:style-name="Nivå_20_3">Ibb<text:tab/>Norge</text:p>
        <text:p text:style-name="Nivå_20_3">Ibc<text:tab/>Island</text:p>
        <text:p text:style-name="Nivå_20_3">Ibd<text:tab/>Finland</text:p>
        <text:p text:style-name="Standard"/>
        <text:p text:style-name="Nivå_20_2"><text:toc-mark text:string-value="Ic. Europa alm." text:outline-level="2"/>Ic<text:tab/>Europa alm.</text:p>
        <text:p text:style-name="Nivå_20_3">Ica<text:tab/>Brittiska öarna</text:p>
        <text:p text:style-name="Nivå_20_3">Icb<text:tab/>Tyskland</text:p>
        <text:p text:style-name="Nivå_20_3">Icc<text:tab/>Frankrike</text:p>
        <text:p text:style-name="Nivå_20_3">Icd-Icm<text:tab/>Europa: övriga specifika länder</text:p>
        <text:p text:style-name="Standard"/>
        <text:p text:style-name="Nivå_20_2"><text:toc-mark text:string-value="Id. Asien" text:outline-level="2"/>Id<text:tab/>Asien</text:p>
        <text:p text:style-name="Nivå_20_2"><text:toc-mark text:string-value="Ie. Afrika" text:outline-level="2"/>Ie<text:tab/>Afrika</text:p>
        <text:p text:style-name="Nivå_20_2"><text:toc-mark text:string-value="If. Amerika" text:outline-level="1"/><text:toc-mark text:string-value="I.f Amerika" text:outline-level="1"/>If<text:tab/>Amerika</text:p>
        <text:p text:style-name="Nivå_20_2"><text:toc-mark text:string-value="Ig. Oceanien" text:outline-level="2"/>Ig<text:tab/>Oceanien</text:p>
        <text:p text:style-name="Standard"/>
        <text:p text:style-name="Standard"/>
        <text:p text:style-name="Nivå_20_2"><text:toc-mark text:string-value="Im Klassisk arkeologi" text:outline-level="2"/>Im<text:tab/>Klassisk arkeologi</text:p>
        <text:p text:style-name="Nivå_20_3">Ima<text:tab/>Grekisk arkeologi</text:p>
        <text:p text:style-name="Nivå_20_3">Imb<text:tab/>Romersk arkeologi</text:p>
        <text:p text:style-name="Nivå_20_4">Imby<text:tab/>Romerska provinsers arkeologi</text:p>
        <text:p text:style-name="Nivå_20_4"/>
        <text:p text:style-name="Nivå_20_3">Imc<text:tab/>Etrustisk arkeologi</text:p>
        <text:p text:style-name="Nivå_20_3">Imd<text:tab/>Fornkristen arkeologi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  <text:p text:style-name="Standard"/>
      <text:section text:style-name="Sect1" text:name="Område17">
        <text:p text:style-name="P12"><text:toc-mark text:string-value="J. Geografi med lokalhistoria" text:outline-level="1"/>J<text:tab/>Geografi med lokalhistoria</text:p>
        <text:p text:style-name="Standard">.01<text:tab/>Naturgeografi</text:p>
        <text:p text:style-name="Standard">.02<text:tab/>Ekonomisk geografi</text:p>
        <text:p text:style-name="Standard">.03<text:tab/>Politisk geografi</text:p>
        <text:p text:style-name="Standard">.04<text:tab/>Reseskildringar</text:p>
        <text:p text:style-name="Standard">.05<text:tab/>Res<text:span text:style-name="T1">ehandböcker</text:span></text:p>
        <text:p text:style-name="Standard">.06<text:tab/>Geografiforskning</text:p>
        <text:p text:style-name="Standard">.07<text:tab/><text:span text:style-name="T1">Kulturgeograf<text:tab/></text:span></text:p>
        <text:p text:style-name="Nivå_20_2"><text:toc-mark text:string-value="Ja. Svensk geografi" text:outline-level="2"/>Ja<text:tab/>Svensk geografi</text:p>
        <text:p text:style-name="Nivå_20_3">Jaa<text:tab/>Götaland</text:p>
        <text:p text:style-name="Nivå_20_4">Jaaa<text:tab/>Skåne</text:p>
        <text:p text:style-name="Nivå_20_4">Jaae<text:tab/>Västergötland</text:p>
        <text:p text:style-name="Nivå_20_4"/>
        <text:p text:style-name="Nivå_20_2"><text:toc-mark text:string-value="Jb. Norden alm." text:outline-level="2"/>Jb<text:tab/>Norden alm.</text:p>
        <text:p text:style-name="Nivå_20_3">Jba<text:tab/>Danmark</text:p>
        <text:p text:style-name="Nivå_20_3">Jbb<text:tab/>Norge</text:p>
        <text:p text:style-name="Nivå_20_3">Jbc<text:tab/>Island</text:p>
        <text:p text:style-name="Nivå_20_3">Jbd<text:tab/>Finland</text:p>
        <text:p text:style-name="Standard"/>
        <text:p text:style-name="Nivå_20_2"><text:toc-mark text:string-value="Jc. Europa alm." text:outline-level="2"/>Jc<text:tab/>Europa alm.</text:p>
        <text:p text:style-name="Nivå_20_3">Jca<text:tab/>Brittiska öarna</text:p>
        <text:p text:style-name="Nivå_20_3">Jcb<text:tab/>Tyskland</text:p>
        <text:p text:style-name="Nivå_20_3">Jcc<text:tab/>Frankrike</text:p>
        <text:p text:style-name="Nivå_20_3">Jcd-Jcm<text:tab/>Europa: övriga specifika länder</text:p>
        <text:p text:style-name="Standard"/>
        <text:p text:style-name="Nivå_20_2"><text:toc-mark text:string-value="Jd. Asien" text:outline-level="2"/>Jd<text:tab/>Asien</text:p>
        <text:p text:style-name="Nivå_20_2"><text:toc-mark text:string-value="Je. Afrika" text:outline-level="2"/>Je<text:tab/>Afrika</text:p>
        <text:p text:style-name="Nivå_20_2"><text:toc-mark text:string-value="Jf. Amerika" text:outline-level="2"/>Jf<text:tab/>Amerika</text:p>
        <text:p text:style-name="Nivå_20_2"><text:toc-mark text:string-value="Jg. Oceanien" text:outline-level="2"/><text:toc-mark text:string-value="Jg. Oceanien" text:outline-level="2"/>Jg<text:tab/>Oceanien</text:p>
        <text:p text:style-name="Nivå_20_2"><text:toc-mark text:string-value="Jh. Polarområdet" text:outline-level="2"/>Jh<text:tab/>Polarområdet</text:p>
        <text:p text:style-name="Nivå_20_2"><text:toc-mark text:string-value="Ji. Oceaner och hav" text:outline-level="2"/>Ji<text:tab/>Oceaner och hav</text:p>
        <text:p text:style-name="Standard"/>
        <text:p text:style-name="Standard"/>
        <text:p text:style-name="Standard"/>
        <text:p text:style-name="Nivå_20_2"/>
        <text:p text:style-name="Nivå_20_2"/>
        <text:p text:style-name="Nivå_20_2"/>
        <text:p text:style-name="Nivå_20_2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  <text:p text:style-name="Standard"/>
      <text:section text:style-name="Sect1" text:name="Område18">
        <text:p text:style-name="P12"><text:toc-mark text:string-value="K. Genealogi och hembygdsforskning med Bibliografi" text:outline-level="1"/>K<text:tab/>Genealogi och hembygds­forskning med Bibliografi</text:p>
        <text:p text:style-name="Standard"/>
        <text:p text:style-name="Nivå_20_2"><text:toc-mark text:string-value="Ka. Genealogiska metoder" text:outline-level="2"/>Ka<text:tab/>Genealogiska metoder</text:p>
        <text:p text:style-name="Standard"/>
        <text:p text:style-name="Nivå_20_2"><text:toc-mark text:string-value="Kb. Genealoglogiska uppslagsverk" text:outline-level="2"/>Kb<text:tab/>Genealoglogiska uppslagsverk</text:p>
        <text:p text:style-name="Nivå_20_3">Kba<text:tab/>Adelskalendrar, övriga släktkaländrar och släktböcker </text:p>
        <text:p text:style-name="Nivå_20_4">Kbaa<text:tab/>Adelskalendrar</text:p>
        <text:p text:style-name="Nivå_20_3">Kbb<text:tab/>Kungalängder </text:p>
        <text:p text:style-name="Nivå_20_3">Kbc<text:tab/>Adresskaländrar m.m.</text:p>
        <text:p text:style-name="Nivå_20_4">Kbca<text:tab/>Adresskaländrar</text:p>
        <text:p text:style-name="Nivå_20_4">Kbcc<text:tab/>Matriklar</text:p>
        <text:p text:style-name="Nivå_20_4">Kbcd<text:tab/>Telefonkalender</text:p>
        <text:p text:style-name="Nivå_20_4">Kbce<text:tab/>Militärer inom ett vist område</text:p>
        <text:p text:style-name="Nivå_20_3">Kbd<text:tab/>Övrigt t.ex. Antavlor</text:p>
        <text:p text:style-name="Nivå_20_3"/>
        <text:p text:style-name="Nivå_20_2"><text:toc-mark text:string-value="Kc. Datorer i släktforskningen" text:outline-level="2"/>Kc<text:tab/>Datorer i släktforskningen</text:p>
        <text:p text:style-name="Nivå_20_2"><text:toc-mark text:string-value="Kd. Hembygdsforskning" text:outline-level="2"/>Kd<text:tab/>Hembygdsforskning</text:p>
        <text:p text:style-name="Standard"/>
        <text:p text:style-name="Nivå_20_2"><text:toc-mark text:string-value="Km. Biografisk vetenskap" text:outline-level="2"/>Km<text:tab/>Biografisk vetenskap</text:p>
        <text:p text:style-name="Nivå_20_2"><text:toc-mark text:string-value="Kn. Biografiska uppslagsverk" text:outline-level="2"/>Kn<text:tab/>Biografiska uppslagsverk</text:p>
        <text:p text:style-name="Nivå_20_2"><text:toc-mark text:string-value="Ks. Biografiska samlingar" text:outline-level="2"/>Ks<text:tab/>Biografiska samlingar</text:p>
        <text:p text:style-name="Nivå_20_2"><text:toc-mark text:string-value="Kz. Biografi: särskilda personer" text:outline-level="2"/>Kz<text:tab/>Biografi: särskilda personer</text:p>
        <text:p text:style-name="Standard"><text:tab/>Ej uppdelat geografiskt.</text:p>
        <text:p text:style-name="Standard"><text:tab/>Undantag:</text:p>
        <text:list xml:id="list583540709" text:style-name="L1">
          <text:list-item>
            <text:p text:style-name="P22">Särsk. Religiösa personer.-&gt;C?z</text:p>
          </text:list-item>
          <text:list-item>
            <text:p text:style-name="P22">Särsk. Filosofers -&gt;Diz</text:p>
          </text:list-item>
          <text:list-item>
            <text:p text:style-name="P22">Särsk. Psykologer -&gt;Dpiz</text:p>
          </text:list-item>
          <text:list-item>
            <text:p text:style-name="P22">Särsk. Författare -&gt;Uaz resp. Uz</text:p>
          </text:list-item>
        </text:list>
        <text:p text:style-name="P5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Standard"/>
      </text:section>
      <text:p text:style-name="Standard"/>
      <text:section text:style-name="Sect1" text:name="Område19">
        <text:p text:style-name="P12"><text:toc-mark text:string-value="M. Fiske med jakt" text:outline-level="1"/>M<text:tab/>Fiske med jakt</text:p>
        <text:p text:style-name="Standard"/>
        <text:p text:style-name="Nivå_20_2"><text:toc-mark text:string-value="Ma. Flugfiske" text:outline-level="2"/>Ma<text:tab/>Flugfiske</text:p>
        <text:p text:style-name="Nivå_20_3">Maa<text:tab/>Flugbindning</text:p>
        <text:p text:style-name="Nivå_20_2"><text:toc-mark text:string-value="Mb. Fiskeskildringar" text:outline-level="2"/>Mb<text:tab/>Fiskeskildringar</text:p>
        <text:p text:style-name="Nivå_20_2"><text:toc-mark text:string-value="Mc. Jakt" text:outline-level="2"/>Mc<text:tab/>Jakt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  <text:p text:style-name="Standard"/>
      <text:section text:style-name="Sect1" text:name="Område20">
        <text:p text:style-name="P12"><text:toc-mark text:string-value="N. Hobby" text:outline-level="1"/>N<text:tab/>Hobby</text:p>
        <text:p text:style-name="Standard"/>
        <text:p text:style-name="Nivå_20_2"><text:toc-mark text:string-value="Nb. Knivslöjd" text:outline-level="2"/>Nb<text:tab/>Knivslöjd</text:p>
        <text:p text:style-name="Nivå_20_2"><text:toc-mark text:string-value="Nc. Lek, idrott och spel" text:outline-level="2"/>Nc<text:tab/>Lek, idrott och spel</text:p>
        <text:p text:style-name="Nivå_20_2"><text:toc-mark text:string-value="Nd. Pipor och tobak" text:outline-level="2"/>Nd <text:tab/>Pipor och tobak</text:p>
        <text:p text:style-name="Standard"/>
        <text:p text:style-name="Nivå_20_2"><text:toc-mark text:string-value="Ne. Trädgård" text:outline-level="2"/>Ne<text:tab/>Trädgård</text:p>
        <text:p text:style-name="Nivå_20_3">Nea<text:tab/>Rosor</text:p>
        <text:p text:style-name="Nivå_20_3"/>
        <text:p text:style-name="Nivå_20_2"><text:toc-mark text:string-value="Nf. Textil" text:outline-level="2"/>Nf<text:tab/>Textil</text:p>
        <text:p text:style-name="Nivå_20_3">Nfa<text:tab/>Vävnad</text:p>
        <text:p text:style-name="Nivå_20_3">Nfb<text:tab/>Sömnad</text:p>
        <text:p text:style-name="Nivå_20_4">Nfba<text:tab/>Lappsömnad</text:p>
        <text:p text:style-name="Nivå_20_3">Nfc<text:tab/>Virkning och stickning</text:p>
        <text:p text:style-name="Nivå_20_3"/>
        <text:p text:style-name="Nivå_20_2"><text:toc-mark text:string-value="Ng. Mat och dryck" text:outline-level="2"/>Ng<text:tab/>Mat och dryck</text:p>
        <text:p text:style-name="Nivå_20_3">Nga<text:tab/>Matlagning</text:p>
        <text:p text:style-name="Nivå_20_3">Ngb<text:tab/>Dryck</text:p>
        <text:p text:style-name="Nivå_20_4">Ngba<text:tab/>Whisky</text:p>
        <text:p text:style-name="Nivå_20_4">Ngbb<text:tab/>Vin</text:p>
        <text:p text:style-name="Nivå_20_4">Ngbc<text:tab/>Öl</text:p>
        <text:p text:style-name="Nivå_20_4">Ngbd<text:tab/>Te/kaffe</text:p>
        <text:p text:style-name="Nivå_20_3">Ngc<text:tab/>Mat </text:p>
        <text:p text:style-name="Nivå_20_4">Ngca<text:tab/>Ost</text:p>
        <text:p text:style-name="Nivå_20_4">Ngcb<text:tab/>Choklad</text:p>
        <text:p text:style-name="Nivå_20_4"/>
        <text:p text:style-name="Nivå_20_4"/>
        <text:p text:style-name="Nivå_20_4"/>
        <text:p text:style-name="Nivå_20_4"/>
        <text:p text:style-name="Nivå_20_4"/>
      </text:section>
      <text:p text:style-name="Standard"/>
      <text:section text:style-name="Sect1" text:name="Område21">
        <text:p text:style-name="P12"><text:toc-mark text:string-value="O. Datalogi" text:outline-level="1"/>O <text:tab/>Datalogi</text:p>
        <text:p text:style-name="Standard"/>
        <text:p text:style-name="Nivå_20_2"><text:toc-mark text:string-value="Oa. Mjukvara" text:outline-level="2"/>Oa<text:tab/>Mjukvara</text:p>
        <text:p text:style-name="Standard"/>
        <text:p text:style-name="Nivå_20_3">Oaa<text:tab/>Operativsystem</text:p>
        <text:p text:style-name="Nivå_20_4">Oaaa<text:tab/>Linux</text:p>
        <text:p text:style-name="Nivå_20_4">Oaab<text:tab/>Windows</text:p>
        <text:p text:style-name="Nivå_20_4"/>
        <text:p text:style-name="Nivå_20_3">Oab<text:tab/>Office program</text:p>
        <text:p text:style-name="Nivå_20_4">Oaba<text:tab/>Ordbehandling</text:p>
        <text:p text:style-name="Nivå_20_4">Oabb<text:tab/>Kalkyl</text:p>
        <text:p text:style-name="Nivå_20_4">Oabc<text:tab/>Databas</text:p>
        <text:p text:style-name="Nivå_20_4"/>
        <text:p text:style-name="Nivå_20_3">Oac<text:tab/>Programmering</text:p>
        <text:p text:style-name="Nivå_20_4">Oaca<text:tab/>Webb programmering (Html, Css, Xhtml)</text:p>
        <text:p text:style-name="Nivå_20_4">Oacb<text:tab/>Java med JavaScript</text:p>
        <text:p text:style-name="Nivå_20_4">Oacc<text:tab/>Pascal med Delphi</text:p>
        <text:p text:style-name="Nivå_20_4"><text:toc-mark text:string-value="Ob. Hårdvaror" text:outline-level="2"/>Oacd<text:tab/>Xml</text:p>
        <text:p text:style-name="Nivå_20_4"/>
        <text:p text:style-name="Nivå_20_2"><text:toc-mark text:string-value="Ob. Hårdvaror" text:outline-level="2"/>Ob<text:tab/>Hårdvaror</text:p>
        <text:p text:style-name="Nivå_20_3">Oba<text:tab/>Ljud</text:p>
        <text:p text:style-name="Nivå_20_3">Obb<text:tab/>Cd-bränning</text:p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/>
      </text:section>
      <text:p text:style-name="Standard"/>
      <text:section text:style-name="Sect1" text:name="Område22">
        <text:p text:style-name="P12"><text:toc-mark text:string-value="P. Matematik" text:outline-level="1"/>P<text:tab/>Matematik</text:p>
        <text:p text:style-name="Standard"/>
        <text:p text:style-name="Nivå_20_2"><text:toc-mark text:string-value="Pa. Statistik med sannorlikhetslära" text:outline-level="2"/>Pa<text:tab/>Statistik med sannorlikhetslära</text:p>
        <text:p text:style-name="Nivå_20_2"><text:toc-mark text:string-value="Pb. Algebr" text:outline-level="2"/>Pb<text:tab/>Algebra</text:p>
        <text:p text:style-name="Nivå_20_2"><text:toc-mark text:string-value="Pc. Analys" text:outline-level="2"/>Pc<text:tab/>Analys</text:p>
        <text:p text:style-name="Nivå_20_2"><text:toc-mark text:string-value="Pd. Geometri" text:outline-level="2"/>Pd<text:tab/>Geometri</text:p>
        <text:p text:style-name="Nivå_20_2"><text:toc-mark text:string-value="Pe. Mått, vikt m.m." text:outline-level="2"/>Pe<text:tab/>Mått, vikt m.m.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  <text:p text:style-name="Standard"/>
      <text:section text:style-name="Sect1" text:name="Område23">
        <text:p text:style-name="P12"><text:toc-mark text:string-value="Q. Naturvetenskap" text:outline-level="1"/>Q<text:tab/>Naturvetenskap</text:p>
        <text:p text:style-name="Standard"/>
        <text:p text:style-name="Nivå_20_2"><text:toc-mark text:string-value="Qa. Fysik och kemi" text:outline-level="2"/>Qa<text:tab/>Fysik och kemi</text:p>
        <text:p text:style-name="Nivå_20_3">Qaa<text:tab/>Kemi</text:p>
        <text:p text:style-name="Nivå_20_3">Qab<text:tab/>Fysik</text:p>
        <text:p text:style-name="Nivå_20_3">Qac<text:tab/>Astronomi</text:p>
        <text:p text:style-name="Nivå_20_3"/>
        <text:p text:style-name="Nivå_20_2"><text:toc-mark text:string-value="Qb. Geologi och Paleontologi" text:outline-level="2"/>Qb<text:tab/>Geologi och Paleontologi</text:p>
        <text:p text:style-name="Nivå_20_3">Qba<text:tab/>Geologi</text:p>
        <text:p text:style-name="Nivå_20_3">Qbb<text:tab/>Paleontologi</text:p>
        <text:p text:style-name="Standard">.01<text:tab/>Systematik</text:p>
        <text:p text:style-name="Standard">.02<text:tab/>Preparering och restaurang</text:p>
        <text:p text:style-name="Standard">.05<text:tab/>Paleoekologi</text:p>
        <text:p text:style-name="Standard">.08<text:tab/>Fossila plankton</text:p>
        <text:p text:style-name="Nivå_20_4">Qbba<text:tab/>Paleobotanik</text:p>
        <text:p text:style-name="Nivå_20_4">Qbbb<text:tab/>Paleozoologi</text:p>
        <text:p text:style-name="Standard"/>
        <text:p text:style-name="Nivå_20_2"><text:toc-mark text:string-value="Qd. Biologi" text:outline-level="2"/>Qd<text:tab/>Biologi</text:p>
        <text:p text:style-name="Nivå_20_2"><text:toc-mark text:string-value="Qe. Botanik" text:outline-level="2"/>Qe<text:tab/>Botanik</text:p>
        <text:p text:style-name="Nivå_20_2"><text:toc-mark text:string-value="Qf. Zoologi" text:outline-level="2"/>Qf<text:tab/>Zoologi</text:p>
        <text:p text:style-name="Standard"/>
        <text:p text:style-name="Nivå_20_2"><text:toc-mark text:string-value="Qi. Ekologi" text:outline-level="2"/>Qi<text:tab/>Ekologi</text:p>
        <text:p text:style-name="Nivå_20_3">Qia<text:tab/>Limnologi</text:p>
        <text:p text:style-name="Nivå_20_3"/>
        <text:p text:style-name="Nivå_20_2"><text:toc-mark text:string-value="Qj. Naturskildringar" text:outline-level="2"/>Qj<text:tab/>Naturskildringar</text:p>
        <text:p text:style-name="Nivå_20_2"><text:toc-mark text:string-value="Qk. Miljöfrågor och naturfrågor" text:outline-level="2"/>Qk<text:tab/>Miljöfrågor och naturfrågor</text:p>
        <text:p text:style-name="Standard"/>
        <text:p text:style-name="Nivå_20_2"><text:toc-mark text:string-value="Qn. Utväcklingslära" text:outline-level="2"/>Qn<text:tab/>Utväcklingslära</text:p>
        <text:p text:style-name="Nivå_20_3">Ona<text:tab/>Genetik</text:p>
        <text:p text:style-name="Nivå_20_2"><text:toc-mark text:string-value="Qq. Teknologi" text:outline-level="2"/>Qq<text:tab/>Teknologi</text:p>
        <text:p text:style-name="Standard"/>
        <text:p text:style-name="Standard"/>
        <text:p text:style-name="Standard"/>
      </text:section>
      <text:p text:style-name="Standard"/>
      <text:section text:style-name="Sect1" text:name="Område24">
        <text:p text:style-name="P12"><text:toc-mark text:string-value="R. Medicin" text:outline-level="1"/>R<text:tab/>Medicin</text:p>
        <text:p text:style-name="Standard"/>
        <text:p text:style-name="Nivå_20_2"><text:toc-mark text:string-value="Ra. Anatomi" text:outline-level="2"/>Ra<text:tab/>Anatomi</text:p>
        <text:p text:style-name="Nivå_20_2"><text:toc-mark text:string-value="Rb. Allmän medicin" text:outline-level="2"/>Rb<text:tab/>Allmän medicin</text:p>
        <text:p text:style-name="Nivå_20_2"><text:toc-mark text:string-value="Rc. Kirurgi" text:outline-level="2"/>Rc<text:tab/>Kirurgi</text:p>
        <text:p text:style-name="Nivå_20_2"><text:toc-mark text:string-value="Rd. Samhällsmedicin, hygien, sexologi" text:outline-level="2"/>Rd<text:tab/>Samhällsmedicin, hygien, sexologi</text:p>
        <text:p text:style-name="Nivå_20_2"><text:toc-mark text:string-value="Re. Immunologi" text:outline-level="2"/><text:toc-mark text:string-value="Re. Immunologi" text:outline-level="2"/>Re<text:tab/>Immunologi</text:p>
        <text:p text:style-name="Nivå_20_2"><text:toc-mark text:string-value="Rf. Gynekologi och andrologi" text:outline-level="2"/>Rf<text:tab/>Gynekologi och andrologi</text:p>
        <text:p text:style-name="Nivå_20_2"><text:toc-mark text:string-value="Rg. Farmakologi" text:outline-level="2"/>Rg<text:tab/>Farmakologi</text:p>
        <text:p text:style-name="Nivå_20_2"><text:toc-mark text:string-value="Rh. Rättsmedicin" text:outline-level="2"/>Rh<text:tab/>Rättsmedicin</text:p>
        <text:p text:style-name="Nivå_20_2"><text:toc-mark text:string-value="Ri. Medicinsk genetik, mikrobiologi" text:outline-level="2"/>Ri<text:tab/>Medicinsk genetik, mikrobiologi</text:p>
        <text:p text:style-name="Nivå_20_2"><text:toc-mark text:string-value="Rj. Hälso- och sjukvård" text:outline-level="2"/>Rj<text:tab/>Hälso- och sjukvård</text:p>
        <text:p text:style-name="Nivå_20_2"><text:toc-mark text:string-value="Rk. Psykiatri" text:outline-level="2"/>Rk<text:tab/>Psykiatri</text:p>
        <text:p text:style-name="Standard"/>
      </text:section>
      <text:p text:style-name="Standard"/>
      <text:section text:style-name="Sect1" text:name="Område25">
        <text:p text:style-name="P12"><text:toc-mark text:string-value="S. Konst, musik, teater och film" text:outline-level="1"/>S<text:tab/><text:span text:style-name="T8">Konst, musik, teater och film</text:span></text:p>
        <text:p text:style-name="Nivå_20_2"/>
        <text:p text:style-name="Nivå_20_2"><text:toc-mark text:string-value="Sa. Musik" text:outline-level="2"/>Sa<text:tab/>Musik</text:p>
        <text:p text:style-name="Nivå_20_3">Saa<text:tab/>Klassisk</text:p>
        <text:p text:style-name="Nivå_20_3">Sab<text:tab/>Jazz</text:p>
        <text:p text:style-name="Nivå_20_3">Sac<text:tab/>Pop och rock</text:p>
        <text:p text:style-name="Nivå_20_3">Sae<text:tab/>Country</text:p>
        <text:p text:style-name="Nivå_20_3">Saf<text:tab/>Folkmusik</text:p>
        <text:p text:style-name="Nivå_20_3">Sag<text:tab/>Visor</text:p>
        <text:p text:style-name="Nivå_20_3"/>
        <text:p text:style-name="Nivå_20_2"><text:toc-mark text:string-value="Sb. Konst" text:outline-level="2"/>Sb<text:tab/>Konst</text:p>
        <text:p text:style-name="Nivå_20_3">Sba<text:tab/>Skulpturer</text:p>
        <text:p text:style-name="Nivå_20_3">Sbb<text:tab/>Målning</text:p>
        <text:p text:style-name="Nivå_20_3">Sbc<text:tab/>Grafisk konst</text:p>
        <text:p text:style-name="Nivå_20_3">Sbe<text:tab/>Konsthantverk</text:p>
        <text:p text:style-name="Nivå_20_4">Sbea<text:tab/>Textilkonst</text:p>
        <text:p text:style-name="Nivå_20_5">Sbeaa<text:tab/>Vävnader</text:p>
        <text:p text:style-name="Nivå_20_4">Sbeb<text:tab/>Ornamentik</text:p>
        <text:p text:style-name="Nivå_20_4">Sbec<text:tab/>Konsthantverk i trä</text:p>
        <text:p text:style-name="Nivå_20_4">Sbed<text:tab/>Konsthantverk i metall</text:p>
        <text:p text:style-name="Nivå_20_4">Sbee<text:tab/>Keramik och glas</text:p>
        <text:p text:style-name="Nivå_20_4">Sbef<text:tab/>Reklamkonst</text:p>
        <text:p text:style-name="Nivå_20_4">Sbeg<text:tab/>Klädhistoria</text:p>
        <text:p text:style-name="Nivå_20_2"/>
        <text:p text:style-name="Nivå_20_2"><text:toc-mark text:string-value="Sc. Arkitektur" text:outline-level="2"/>Sc<text:tab/>Arkitektur</text:p>
        <text:p text:style-name="Nivå_20_2"><text:toc-mark text:string-value="Sd. Film" text:outline-level="2"/>Sd<text:tab/>Film</text:p>
        <text:p text:style-name="Nivå_20_2"><text:toc-mark text:string-value="Se. Teater" text:outline-level="2"/>Se<text:tab/>Teater </text:p>
        <text:p text:style-name="Standard"/>
      </text:section>
      <text:p text:style-name="Standard"/>
      <text:section text:style-name="Sect1" text:name="Område26">
        <text:p text:style-name="P12"><text:toc-mark text:string-value="T. Skönlitteratur" text:outline-level="1"/>T<text:tab/>Skönlitteratur</text:p>
        <text:p text:style-name="Standard"/>
        <text:p text:style-name="Standard">x<text:tab/>Översättningar</text:p>
        <text:p text:style-name="Standard">y<text:tab/>I utländsk översättning</text:p>
        <text:p text:style-name="Standard"/>
        <text:p text:style-name="Nivå_20_2"><text:toc-mark text:string-value="Ta. Svensk skönlitteratur" text:outline-level="2"/>Ta<text:tab/>Svensk skö<text:span text:style-name="T1">nlitteratur</text:span></text:p>
        <text:p text:style-name="Nivå_20_3">Tax<text:tab/>Utländska skönlitteratur i svensk översättning</text:p>
        <text:p text:style-name="Nivå_20_3"/>
        <text:p text:style-name="Nivå_20_2"><text:toc-mark text:string-value="Tb. Skönlitteratur på nordiska språk (utom Svenska)" text:outline-level="2"/>Tb<text:tab/>Skö<text:span text:style-name="T1">nlitteratur på n</text:span>ordiska språk (utom Svenska)</text:p>
        <text:p text:style-name="Nivå_20_3">Tba<text:tab/>Dansk skö<text:span text:style-name="T1">nlitteratur</text:span></text:p>
        <text:p text:style-name="Nivå_20_3">Tbb<text:tab/>Norsk skö<text:span text:style-name="T1">nlitteratur</text:span></text:p>
        <text:p text:style-name="P17">Tac<text:tab/>Isländsk skönlitteratur</text:p>
        <text:p text:style-name="P17"/>
        <text:p text:style-name="Nivå_20_2"><text:toc-mark text:string-value="Tc. Engelsk skönlitteratur" text:outline-level="2"/>Tc<text:tab/>Engelsk skönlitteratur</text:p>
        <text:p text:style-name="Standard"/>
      </text:section>
      <text:p text:style-name="Standard"/>
      <text:section text:style-name="Sect1" text:name="Område5">
        <text:p text:style-name="P12"><text:toc-mark text:string-value="U. Litteraturvetenskap" text:outline-level="1"/>U<text:tab/>Litteraturvetenskap</text:p>
        <text:p text:style-name="Standard"/>
        <text:p text:style-name="Nivå_20_2">Ua<text:tab/>Svensk litteraturvetenskap</text:p>
        <text:p text:style-name="Nivå_20_3">Uaz<text:tab/>Särskild svensk författare</text:p>
        <text:p text:style-name="Nivå_20_3"/>
        <text:p text:style-name="Nivå_20_2"><text:toc-mark text:string-value="Ub. Nordisk litteraturvetenskap alm." text:outline-level="2"/>Ub<text:tab/>Nordisk litteraturvetenskap alm.</text:p>
        <text:p text:style-name="Nivå_20_3">Uba<text:tab/>Dansk litteraturvetenskap</text:p>
        <text:p text:style-name="Nivå_20_3">Ubb<text:tab/>Norsk litteraturvetenskap</text:p>
        <text:p text:style-name="Nivå_20_3">Ubc<text:tab/>Isländsk litteraturvetenskap</text:p>
        <text:p text:style-name="Nivå_20_3">Ubd<text:tab/>Färöisk litteraturvetenskap</text:p>
        <text:p text:style-name="Nivå_20_3">Ube<text:tab/>Fornnordisk litteraturvetenskap</text:p>
        <text:p text:style-name="Standard"/>
        <text:p text:style-name="Nivå_20_2"><text:toc-mark text:string-value="Uc. Engelsk litteraturvetenskap" text:outline-level="2"/>Uc<text:tab/>Engelsk litteraturvetenskap</text:p>
        <text:p text:style-name="Nivå_20_2"><text:toc-mark text:string-value="Ud. Germansk litteraturvetenskap alm." text:outline-level="2"/>Ud<text:tab/>Germansk litteraturvetenskap alm.</text:p>
        <text:p text:style-name="Nivå_20_2"><text:toc-mark text:string-value="Ue. Fransk litteraturvetenskap" text:outline-level="2"/>Ue<text:tab/>Fransk litteraturvetenskap</text:p>
        <text:p text:style-name="Nivå_20_2"><text:toc-mark text:string-value="Uf. Italiensk litteraturvetenskap" text:outline-level="2"/>Uf<text:tab/>Italiensk litteraturvetenskap</text:p>
        <text:p text:style-name="Nivå_20_2"><text:toc-mark text:string-value="Ug. Latinska litteraturvetenskap alm." text:outline-level="2"/>Ug<text:tab/>Latinska litteraturvetenskap alm.</text:p>
        <text:p text:style-name="Standard"/>
        <text:p text:style-name="Nivå_20_2"><text:toc-mark text:string-value="Uh. Latinsk och Grekisk litteraturvetenskap" text:outline-level="2"/>Uh<text:tab/>Latinsk och Grekisk litteraturvetenskap</text:p>
        <text:p text:style-name="Nivå_20_3">Uha<text:tab/>Grekisk litteraturvetenskap</text:p>
        <text:p text:style-name="Nivå_20_3">Uhc<text:tab/>Latinsk litteraturvetenskap</text:p>
        <text:p text:style-name="Standard"/>
        <text:p text:style-name="Nivå_20_2"><text:toc-mark text:string-value="Ui. Keltiska litteraturvetenskap alm." text:outline-level="2"/>Ui<text:tab/>Keltiska litteraturvetenskap alm.</text:p>
        <text:p text:style-name="Nivå_20_2"><text:toc-mark text:string-value="Uj. Slaviska litteraturvetenskap alm." text:outline-level="2"/>Uj<text:tab/>Slaviska litteraturvetenskap alm.</text:p>
        <text:p text:style-name="Nivå_20_2"><text:toc-mark text:string-value="Uk. Indoeuropeiska litteraturvetenskap alm." text:outline-level="2"/>Uk<text:tab/>Indoeuropeiska litteraturvetenskap alm.</text:p>
        <text:p text:style-name="Nivå_20_2"><text:toc-mark text:string-value="Ul. Finskugriska litteraturvetenskap alm." text:outline-level="2"/>Ul<text:tab/>Finskugriska litteraturvetenskap alm.</text:p>
        <text:p text:style-name="Nivå_20_3">Ula<text:tab/>Finsk litteraturvetenskap</text:p>
        <text:p text:style-name="Standard"/>
        <text:p text:style-name="Nivå_20_2"><text:toc-mark text:string-value="Um. Semitiska litteraturvetenskap" text:outline-level="2"/>Um<text:tab/>Semitiska litteraturvetenskap</text:p>
        <text:p text:style-name="Nivå_20_2"><text:toc-mark text:string-value="Un. Asiatiska litteraturvetenskap" text:outline-level="2"/>Un<text:tab/>Asiatiska litteraturvetenskap</text:p>
        <text:p text:style-name="Nivå_20_2">Uo<text:tab/>Övriga litteraturvetenskap</text:p>
        <text:p text:style-name="Standard"/>
        <text:p text:style-name="Nivå_20_2"><text:toc-mark text:string-value="Uz. Särskild utländsk författare" text:outline-level="2"/>Uz<text:tab/>Särskild utländsk författare </text:p>
        <text:p text:style-name="Nivå_20_2"/>
        <text:p text:style-name="Nivå_20_2"/>
        <text:p text:style-name="Nivå_20_2"/>
        <text:p text:style-name="Nivå_20_2"/>
        <text:p text:style-name="Nivå_20_2"/>
        <text:p text:style-name="Nivå_20_2"/>
        <text:p text:style-name="Nivå_20_2"/>
        <text:p text:style-name="Nivå_20_2"/>
      </text:section>
      <text:p text:style-name="Standard"/>
      <text:p text:style-name="Standard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tarSymbol1" svg:font-family="StarSymbol"/>
    <style:font-face style:name="Tahoma2" svg:font-family="Tahoma"/>
    <style:font-face style:name="Andale Sans UI" svg:font-family="'Andale Sans UI'" style:font-pitch="variable"/>
    <style:font-face style:name="Tahoma1" svg:font-family="Tahoma" style:font-pitch="variable"/>
    <style:font-face style:name="Thorndale" svg:font-family="Thorndale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Thorndale" fo:font-size="12pt" fo:language="sv" fo:country="SE" style:font-name-asian="Andale Sans UI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left="2cm" fo:margin-right="0cm" fo:orphans="2" fo:widows="2" fo:text-indent="-2cm" style:auto-text-indent="false" style:page-number="auto" style:writing-mode="lr-tb">
        <style:tab-stops>
          <style:tab-stop style:position="1.499cm"/>
          <style:tab-stop style:position="2cm"/>
          <style:tab-stop style:position="2.3cm"/>
        </style:tab-stops>
      </style:paragraph-properties>
      <style:text-properties style:use-window-font-color="true" style:font-name="Times New Roman" fo:font-size="10pt" fo:language="sv" fo:country="SE" style:font-name-asian="Times New Roman2" style:font-size-asian="10pt" style:font-name-complex="Times New Roman2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indent="0.501cm" style:auto-text-indent="false"/>
    </style:style>
    <style:style style:name="Title" style:family="paragraph" style:parent-style-name="Standard" style:next-style-name="Subtitle" style:class="text">
      <style:paragraph-properties fo:margin-left="0.501cm" fo:margin-right="0cm" fo:text-align="center" style:justify-single-word="false" fo:text-indent="0cm" style:auto-text-indent="false"/>
      <style:text-properties style:font-name="Verdana" fo:font-size="24pt" style:font-size-asian="2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Standard" style:class="text">
      <style:paragraph-properties fo:margin-left="2cm" fo:margin-right="0cm" fo:margin-top="0.176cm" fo:margin-bottom="0cm" fo:text-indent="-2cm" style:auto-text-indent="false" fo:keep-with-next="always">
        <style:tab-stops>
          <style:tab-stop style:position="1.499cm"/>
          <style:tab-stop style:position="2cm"/>
          <style:tab-stop style:position="2.3cm"/>
        </style:tab-stops>
      </style:paragraph-properties>
      <style:text-properties style:font-name="Times New Roman1" fo:font-size="16pt" fo:font-style="normal" fo:font-weight="bold" style:letter-kerning="true" style:font-size-asian="14pt" style:font-style-asian="italic"/>
    </style:style>
    <style:style style:name="Heading_20_2" style:display-name="Heading 2" style:family="paragraph" style:parent-style-name="Heading_20_1" style:next-style-name="Standard" style:class="text">
      <style:paragraph-properties fo:margin-left="2cm" fo:margin-right="0cm" fo:margin-top="0cm" fo:margin-bottom="0.049cm" fo:text-indent="-2cm" style:auto-text-indent="false" style:shadow="none">
        <style:tab-stops>
          <style:tab-stop style:position="1.499cm"/>
          <style:tab-stop style:position="2cm"/>
          <style:tab-stop style:position="2.3cm"/>
        </style:tab-stops>
      </style:paragraph-properties>
      <style:text-properties style:font-name="Times New Roman1" fo:font-size="14pt" fo:font-style="italic" fo:font-weight="bold" style:font-size-asian="11pt" style:font-style-asian="italic"/>
    </style:style>
    <style:style style:name="Heading_20_3" style:display-name="Heading 3" style:family="paragraph" style:parent-style-name="Heading_20_2" style:next-style-name="Standard" style:class="text">
      <style:paragraph-properties fo:margin-left="2cm" fo:margin-right="0cm" fo:text-indent="-2cm" style:auto-text-indent="false" fo:keep-with-next="always">
        <style:tab-stops>
          <style:tab-stop style:position="1.499cm"/>
          <style:tab-stop style:position="2cm"/>
          <style:tab-stop style:position="2.3cm"/>
        </style:tab-stops>
      </style:paragraph-properties>
      <style:text-properties style:font-name="Times New Roman1" fo:font-size="12pt" fo:font-style="italic" style:font-style-asian="italic"/>
    </style:style>
    <style:style style:name="Heading_20_4" style:display-name="Heading 4" style:family="paragraph" style:parent-style-name="Heading_20_3" style:next-style-name="Standard" style:class="text">
      <style:paragraph-properties fo:margin-left="2cm" fo:margin-right="0cm" fo:text-indent="-2cm" style:auto-text-indent="false">
        <style:tab-stops>
          <style:tab-stop style:position="1.499cm"/>
          <style:tab-stop style:position="2cm"/>
          <style:tab-stop style:position="2.3cm"/>
        </style:tab-stops>
      </style:paragraph-properties>
      <style:text-properties style:font-name="Times New Roman1" fo:font-size="10pt"/>
    </style:style>
    <style:style style:name="Heading_20_5" style:display-name="Heading 5" style:family="paragraph" style:parent-style-name="Heading_20_4" style:next-style-name="Standard" style:class="text"/>
    <style:style style:name="Heading_20_6" style:display-name="Heading 6" style:family="paragraph" style:parent-style-name="Heading_20_5" style:next-style-name="Standard" style:class="text">
      <style:paragraph-properties fo:margin-left="0.501cm" fo:margin-right="0cm" fo:text-indent="0cm" style:auto-text-indent="false" fo:keep-with-next="always"/>
      <style:text-properties style:font-name="Verdana" fo:font-style="italic" style:font-style-asian="italic"/>
    </style:style>
    <style:style style:name="Heading_20_7" style:display-name="Heading 7" style:family="paragraph" style:parent-style-name="Heading_20_6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Standard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Standard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_20_9" style:next-style-name="Standard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fo:padding="0cm" fo:border-left="none" fo:border-right="none" fo:border-top="none" fo:border-bottom="0.002cm solid #000000" style:shadow="none">
        <style:tab-stops>
          <style:tab-stop style:position="7.5cm" style:type="center"/>
          <style:tab-stop style:position="15.501cm" style:type="right"/>
        </style:tab-stops>
      </style:paragraph-properties>
      <style:text-properties fo:font-size="8pt" fo:font-style="italic" style:font-size-asian="8pt" style:font-style-asian="italic"/>
    </style:style>
    <style:style style:name="Footer" style:family="paragraph" style:parent-style-name="Standard" style:class="extra">
      <style:paragraph-properties fo:padding="0cm" fo:border-left="none" fo:border-right="none" fo:border-top="0.002cm solid #000000" fo:border-bottom="none" style:shadow="none">
        <style:tab-stops>
          <style:tab-stop style:position="7.5cm" style:type="center"/>
          <style:tab-stop style:position="15.501cm" style:type="right"/>
        </style:tab-stops>
      </style:paragraph-properties>
      <style:text-properties fo:font-size="8pt" fo:font-style="italic" style:font-size-asian="8pt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paragraph-properties fo:margin-left="0.501cm" fo:margin-right="0cm" fo:text-indent="0.501cm" style:auto-text-indent="false"/>
      <style:text-properties fo:font-size="8pt" style:font-size-asian="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default-outline-level="1" style:class="index">
      <style:paragraph-properties fo:margin-left="0.199cm" fo:margin-right="0cm" fo:text-indent="-0.101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10.5pt" fo:font-style="italic"/>
    </style:style>
    <style:style style:name="Contents_20_2" style:display-name="Contents 2" style:family="paragraph" style:parent-style-name="Standard" style:next-style-name="Standard" style:default-outline-level="2" style:class="index">
      <style:paragraph-properties fo:margin-left="0.6cm" fo:margin-right="0cm" fo:text-indent="-0.199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10pt" fo:language="zxx" fo:country="none" fo:font-style="normal" style:font-size-asian="12pt" style:font-style-asian="italic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.501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.501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.501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.501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.501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.501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.501cm" style:auto-text-indent="false"/>
    </style:style>
    <style:style style:name="WW-Dokumentöversikt" style:family="paragraph" style:parent-style-name="Standard">
      <style:paragraph-properties fo:margin-left="0.501cm" fo:margin-right="0cm" fo:text-indent="0.501cm" style:auto-text-indent="false" fo:background-color="#000080">
        <style:background-image/>
      </style:paragraph-properties>
      <style:text-properties style:font-name="Tahoma"/>
    </style:style>
    <style:style style:name="Mellanrum" style:family="paragraph" style:parent-style-name="Standard">
      <style:paragraph-properties fo:margin-left="0.501cm" fo:margin-right="0cm" fo:margin-top="0.847cm" fo:margin-bottom="0cm" fo:text-align="center" style:justify-single-word="false" fo:text-indent="0.501cm" style:auto-text-indent="false"/>
      <style:text-properties fo:font-size="14pt" style:font-size-asian="14pt"/>
    </style:style>
    <style:style style:name="Tal_2f_Tanke" style:display-name="Tal/Tanke" style:family="paragraph" style:parent-style-name="Standard" style:class="text">
      <style:text-properties fo:font-style="italic" style:font-style-asian="italic"/>
    </style:style>
    <style:style style:name="Vers" style:family="paragraph" style:parent-style-name="Standard">
      <style:paragraph-properties fo:margin-left="1.501cm" fo:margin-right="1.3cm" fo:margin-top="0.212cm" fo:margin-bottom="0.212cm" fo:text-indent="0cm" style:auto-text-indent="false"/>
      <style:text-properties fo:font-style="italic" style:font-style-asian="italic"/>
    </style:style>
    <style:style style:name="Förstasida" style:family="paragraph" style:parent-style-name="Standard">
      <style:text-properties fo:font-size="48pt" fo:font-style="italic" style:font-size-asian="48pt" style:font-style-asian="italic"/>
    </style:style>
    <style:style style:name="Nivå_20_2" style:display-name="Nivå 2" style:family="paragraph" style:parent-style-name="Standard" style:class="text">
      <style:text-properties fo:font-size="14pt" fo:font-style="italic" fo:font-weight="bold"/>
    </style:style>
    <style:style style:name="Nivå_20_3" style:display-name="Nivå 3" style:family="paragraph" style:parent-style-name="Nivå_20_2" style:class="text">
      <style:text-properties fo:font-size="12pt"/>
    </style:style>
    <style:style style:name="Nivå_20_4" style:display-name="Nivå 4" style:family="paragraph" style:parent-style-name="Nivå_20_3" style:class="text">
      <style:text-properties fo:font-size="10pt"/>
    </style:style>
    <style:style style:name="Nivå_20_5" style:display-name="Nivå 5" style:family="paragraph" style:parent-style-name="Nivå_20_4" style:class="text">
      <style:text-properties fo:font-style="normal" fo:font-weight="bold"/>
    </style:style>
    <style:style style:name="Pungtlista" style:family="paragraph" style:parent-style-name="Standard">
      <style:paragraph-properties fo:margin-left="0cm" fo:margin-right="0cm" fo:text-indent="0cm" style:auto-text-indent="false"/>
    </style:style>
    <style:style style:name="Footnote_20_Symbol" style:display-name="Footnote Symbol" style:family="text" style:parent-style-name="WW-Standardstycketeckensnitt">
      <style:text-properties style:text-position="super 58%"/>
    </style:style>
    <style:style style:name="Page_20_Number" style:display-name="Page Number" style:family="text" style:parent-style-name="WW-Standardstycketeckensnitt">
      <style:text-properties fo:font-size="8pt" fo:font-style="italic" style:font-size-asian="8pt" style:font-style-asian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rdstycketeckensnitt">
      <style:text-properties fo:font-style="italic" style:font-style-asian="italic"/>
    </style:style>
    <style:style style:name="WW-Standardstycketeckensnitt" style:family="text"/>
    <style:style style:name="ex" style:family="text">
      <style:text-properties style:use-window-font-color="true" style:font-name="Verdana" fo:font-size="10pt" fo:language="sv" fo:country="SE" style:font-name-asian="Times New Roman2" style:font-size-asian="10pt" style:font-name-complex="Times New Roman2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cm" style:auto-text-indent="false"/>
      <style:text-properties fo:language="sv" fo:country="SE"/>
    </style:style>
    <style:style style:name="MP2" style:family="paragraph" style:parent-style-name="Footer">
      <style:paragraph-properties fo:margin-left="0cm" fo:margin-right="0cm" fo:text-indent="0cm" style:auto-text-indent="false">
        <style:tab-stops>
          <style:tab-stop style:position="8.772cm" style:type="center"/>
          <style:tab-stop style:position="17.5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3.5cm" fo:margin-right="1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ext:p text:style-name="MP1"><text:title>Librix</text:title></text:p>
      </style:header>
      <style:footer>
        <text:p text:style-name="MP2">Version <text:user-defined text:name="Info 1">2.0.20</text:user-defined><text:tab/><text:date style:data-style-name="N37" text:date-value="2009-08-26T13:05:29">09-08-26</text:date>(<text:time style:data-style-name="N40" text:time-value="2009-08-26T13:05:29">13:05</text:time>)<text:tab/><text:page-number text:select-page="current">2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  <dc:title>Librix</dc:title>
    <meta:initial-creator>Jonas Leonardsson</meta:initial-creator>
    <meta:creation-date>2005-03-22T17:35:20</meta:creation-date>
    <dc:creator>Jonas Leonardsson</dc:creator>
    <dc:date>2008-03-21T00:01:39</dc:date>
    <meta:printed-by>Jonas Leonardsson</meta:printed-by>
    <meta:print-date>2007-05-03T23:15:46</meta:print-date>
    <dc:language>sv-SE</dc:language>
    <meta:editing-cycles>210</meta:editing-cycles>
    <meta:editing-duration>P4DT18H39M8S</meta:editing-duration>
    <meta:document-statistic meta:table-count="0" meta:image-count="0" meta:object-count="0" meta:page-count="28" meta:paragraph-count="1063" meta:word-count="3300" meta:character-count="21781"/>
    <meta:user-defined meta:name="Info 1">2.0.20</meta:user-defined>
    <meta:user-defined meta:name="Info 2"/>
    <meta:user-defined meta:name="Info 3"/>
    <meta:user-defined meta:name="Info 4"/>
    <meta:template xlink:type="simple" xlink:actuate="onRequest" xlink:title="Normal" xlink:href="/C:/Documents%20and%20Settings/Jonas2/Application%20Data/OpenOffice.org1.9.84/user/template/Normal.ott" meta:date="1601-01-01T00:00:0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Document"/>
  <library:element library:name="New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